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04">
            <text:p>10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2">
            <text:p>13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05">
            <text:p>20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052">
            <text:p>1005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213">
            <text:p>1021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605">
            <text:p>1160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6">
            <text:p>2020-12-1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44 - 1)">
            <text:p>(0.44 - 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2">
            <text:p>0.7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3.625">
            <text:p>223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9524511117064">
            <text:p>0.0299524511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659199157307">
            <text:p>1.1065919916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4864534709112">
            <text:p>23.486453470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50.875">
            <text:p>250.87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53076767880561">
            <text:p>0.0253076768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983220662684">
            <text:p>1.0898322066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7.7339411325227">
            <text:p>27.733941132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22">
            <text:p>422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50758384960479">
            <text:p>0.0450758385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6174782391977">
            <text:p>1.1617478239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5.7213821896715">
            <text:p>15.721382189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307">
            <text:p>307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58602966943114">
            <text:p>0.0358602967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2803152175294">
            <text:p>1.1280315218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19.673636297218">
            <text:p>19.673636297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87">
            <text:p>9887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57.375">
            <text:p>557.37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63745322140184">
            <text:p>0.056374532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20353991499847">
            <text:p>1.203539915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2.63880159778">
            <text:p>12.638801597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46">
            <text:p>6846</text:p>
          </table:table-cell>
          <table:table-cell office:value-type="float" office:value="12121">
            <text:p>12121</text:p>
          </table:table-cell>
          <table:table-cell office:value-type="float" office:value="178.75">
            <text:p>178.75</text:p>
          </table:table-cell>
          <table:table-cell office:value-type="float" office:value="334.625">
            <text:p>334.625</text:p>
          </table:table-cell>
          <table:table-cell office:value-type="float" office:value="555.5">
            <text:p>555.5</text:p>
          </table:table-cell>
          <table:table-cell office:value-type="float" office:value="0.043586930017069">
            <text:p>0.04358693</text:p>
          </table:table-cell>
          <table:table-cell office:value-type="float" office:value="0.0488789073911773">
            <text:p>0.0488789074</text:p>
          </table:table-cell>
          <table:table-cell office:value-type="float" office:value="0.0458295520171603">
            <text:p>0.045829552</text:p>
          </table:table-cell>
          <table:table-cell office:value-type="float" office:value="1.15627790317763">
            <text:p>1.1562779032</text:p>
          </table:table-cell>
          <table:table-cell office:value-type="float" office:value="1.17575890514112">
            <text:p>1.1757589051</text:p>
          </table:table-cell>
          <table:table-cell office:value-type="float" office:value="1.16452011382272">
            <text:p>1.1645201138</text:p>
          </table:table-cell>
          <table:table-cell office:value-type="float" office:value="16.2467475618022">
            <text:p>16.2467475618</text:p>
          </table:table-cell>
          <table:table-cell office:value-type="float" office:value="14.5247229550698">
            <text:p>14.5247229551</text:p>
          </table:table-cell>
          <table:table-cell office:value-type="float" office:value="15.4684443286069">
            <text:p>15.468444328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368">
            <text:p>10368</text:p>
          </table:table-cell>
          <table:table-cell office:value-type="float" office:value="179.75">
            <text:p>179.75</text:p>
          </table:table-cell>
          <table:table-cell office:value-type="float" office:value="227">
            <text:p>227</text:p>
          </table:table-cell>
          <table:table-cell office:value-type="float" office:value="496.875">
            <text:p>496.875</text:p>
          </table:table-cell>
          <table:table-cell office:value-type="float" office:value="0.0461133914828117">
            <text:p>0.0461133915</text:p>
          </table:table-cell>
          <table:table-cell office:value-type="float" office:value="0.0393755420641804">
            <text:p>0.0393755421</text:p>
          </table:table-cell>
          <table:table-cell office:value-type="float" office:value="0.047923900462963">
            <text:p>0.0479239005</text:p>
          </table:table-cell>
          <table:table-cell office:value-type="float" office:value="1.16556470214297">
            <text:p>1.1655647021</text:p>
          </table:table-cell>
          <table:table-cell office:value-type="float" office:value="1.14085324651781">
            <text:p>1.1408532465</text:p>
          </table:table-cell>
          <table:table-cell office:value-type="float" office:value="1.17223518408212">
            <text:p>1.1722351841</text:p>
          </table:table-cell>
          <table:table-cell office:value-type="float" office:value="15.3753338251192">
            <text:p>15.3753338251</text:p>
          </table:table-cell>
          <table:table-cell office:value-type="float" office:value="17.947838438489">
            <text:p>17.9478384385</text:p>
          </table:table-cell>
          <table:table-cell office:value-type="float" office:value="14.8073665724495">
            <text:p>14.807366572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330">
            <text:p>6330</text:p>
          </table:table-cell>
          <table:table-cell office:value-type="float" office:value="11057">
            <text:p>11057</text:p>
          </table:table-cell>
          <table:table-cell office:value-type="float" office:value="160.5">
            <text:p>160.5</text:p>
          </table:table-cell>
          <table:table-cell office:value-type="float" office:value="563.5">
            <text:p>563.5</text:p>
          </table:table-cell>
          <table:table-cell office:value-type="float" office:value="811.375">
            <text:p>811.375</text:p>
          </table:table-cell>
          <table:table-cell office:value-type="float" office:value="0.0417533818938606">
            <text:p>0.0417533819</text:p>
          </table:table-cell>
          <table:table-cell office:value-type="float" office:value="0.0890205371248025">
            <text:p>0.0890205371</text:p>
          </table:table-cell>
          <table:table-cell office:value-type="float" office:value="0.0733811160350909">
            <text:p>0.073381116</text:p>
          </table:table-cell>
          <table:table-cell office:value-type="float" office:value="1.14955379263168">
            <text:p>1.1495537926</text:p>
          </table:table-cell>
          <table:table-cell office:value-type="float" office:value="1.32710420575559">
            <text:p>1.3271042058</text:p>
          </table:table-cell>
          <table:table-cell office:value-type="float" office:value="1.26738809097631">
            <text:p>1.267388091</text:p>
          </table:table-cell>
          <table:table-cell office:value-type="float" office:value="16.9451938182499">
            <text:p>16.9451938182</text:p>
          </table:table-cell>
          <table:table-cell office:value-type="float" office:value="8.12802212575465">
            <text:p>8.1280221258</text:p>
          </table:table-cell>
          <table:table-cell office:value-type="float" office:value="9.78833583638662">
            <text:p>9.788335836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7012">
            <text:p>7012</text:p>
          </table:table-cell>
          <table:table-cell office:value-type="float" office:value="15074">
            <text:p>15074</text:p>
          </table:table-cell>
          <table:table-cell office:value-type="float" office:value="162.375">
            <text:p>162.375</text:p>
          </table:table-cell>
          <table:table-cell office:value-type="float" office:value="504.875">
            <text:p>504.875</text:p>
          </table:table-cell>
          <table:table-cell office:value-type="float" office:value="834.625">
            <text:p>834.625</text:p>
          </table:table-cell>
          <table:table-cell office:value-type="float" office:value="0.0390324519230769">
            <text:p>0.0390324519</text:p>
          </table:table-cell>
          <table:table-cell office:value-type="float" office:value="0.0720015687393041">
            <text:p>0.0720015687</text:p>
          </table:table-cell>
          <table:table-cell office:value-type="float" office:value="0.0553685153243996">
            <text:p>0.0553685153</text:p>
          </table:table-cell>
          <table:table-cell office:value-type="float" office:value="1.1395997050449">
            <text:p>1.139599705</text:p>
          </table:table-cell>
          <table:table-cell office:value-type="float" office:value="1.26216657335337">
            <text:p>1.2621665734</text:p>
          </table:table-cell>
          <table:table-cell office:value-type="float" office:value="1.19979852171429">
            <text:p>1.1997985217</text:p>
          </table:table-cell>
          <table:table-cell office:value-type="float" office:value="18.1025899280627">
            <text:p>18.1025899281</text:p>
          </table:table-cell>
          <table:table-cell office:value-type="float" office:value="9.96939227095629">
            <text:p>9.969392271</text:p>
          </table:table-cell>
          <table:table-cell office:value-type="float" office:value="12.8622575169268">
            <text:p>12.862257516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510">
            <text:p>7510</text:p>
          </table:table-cell>
          <table:table-cell office:value-type="float" office:value="13522">
            <text:p>13522</text:p>
          </table:table-cell>
          <table:table-cell office:value-type="float" office:value="58">
            <text:p>58</text:p>
          </table:table-cell>
          <table:table-cell office:value-type="float" office:value="333.25">
            <text:p>333.25</text:p>
          </table:table-cell>
          <table:table-cell office:value-type="float" office:value="522.75">
            <text:p>522.75</text:p>
          </table:table-cell>
          <table:table-cell office:value-type="float" office:value="0.012866015971606">
            <text:p>0.012866016</text:p>
          </table:table-cell>
          <table:table-cell office:value-type="float" office:value="0.0443741677762983">
            <text:p>0.0443741678</text:p>
          </table:table-cell>
          <table:table-cell office:value-type="float" office:value="0.0386592220085786">
            <text:p>0.038659222</text:p>
          </table:table-cell>
          <table:table-cell office:value-type="float" office:value="1.04535550325991">
            <text:p>1.0453555033</text:p>
          </table:table-cell>
          <table:table-cell office:value-type="float" office:value="1.15916895807809">
            <text:p>1.1591689581</text:p>
          </table:table-cell>
          <table:table-cell office:value-type="float" office:value="1.13823656650479">
            <text:p>1.1382365665</text:p>
          </table:table-cell>
          <table:table-cell office:value-type="float" office:value="0">
            <text:p>0</text:p>
          </table:table-cell>
          <table:table-cell office:value-type="float" office:value="15.9645768630341">
            <text:p>15.964576863</text:p>
          </table:table-cell>
          <table:table-cell office:value-type="float" office:value="18.2740549443896">
            <text:p>18.274054944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880">
            <text:p>13880</text:p>
          </table:table-cell>
          <table:table-cell office:value-type="float" office:value="171.25">
            <text:p>171.25</text:p>
          </table:table-cell>
          <table:table-cell office:value-type="float" office:value="185.125">
            <text:p>185.125</text:p>
          </table:table-cell>
          <table:table-cell office:value-type="float" office:value="778.875">
            <text:p>778.875</text:p>
          </table:table-cell>
          <table:table-cell office:value-type="float" office:value="0.039367816091954">
            <text:p>0.0393678161</text:p>
          </table:table-cell>
          <table:table-cell office:value-type="float" office:value="0.0252317023306529">
            <text:p>0.0252317023</text:p>
          </table:table-cell>
          <table:table-cell office:value-type="float" office:value="0.0561149135446686">
            <text:p>0.0561149135</text:p>
          </table:table-cell>
          <table:table-cell office:value-type="float" office:value="1.14082501321178">
            <text:p>1.1408250132</text:p>
          </table:table-cell>
          <table:table-cell office:value-type="float" office:value="1.08955877021019">
            <text:p>1.0895587702</text:p>
          </table:table-cell>
          <table:table-cell office:value-type="float" office:value="1.20257400910971">
            <text:p>1.2025740091</text:p>
          </table:table-cell>
          <table:table-cell office:value-type="float" office:value="17.951293570963">
            <text:p>17.951293571</text:p>
          </table:table-cell>
          <table:table-cell office:value-type="float" office:value="27.8164150788161">
            <text:p>27.8164150788</text:p>
          </table:table-cell>
          <table:table-cell office:value-type="float" office:value="12.6957011035654">
            <text:p>12.695701103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5138">
            <text:p>15138</text:p>
          </table:table-cell>
          <table:table-cell office:value-type="float" office:value="245">
            <text:p>245</text:p>
          </table:table-cell>
          <table:table-cell office:value-type="float" office:value="413.875">
            <text:p>413.875</text:p>
          </table:table-cell>
          <table:table-cell office:value-type="float" office:value="840.25">
            <text:p>840.25</text:p>
          </table:table-cell>
          <table:table-cell office:value-type="float" office:value="0.0515789473684211">
            <text:p>0.0515789474</text:p>
          </table:table-cell>
          <table:table-cell office:value-type="float" office:value="0.0508258627041631">
            <text:p>0.0508258627</text:p>
          </table:table-cell>
          <table:table-cell office:value-type="float" office:value="0.055506011362135">
            <text:p>0.0555060114</text:p>
          </table:table-cell>
          <table:table-cell office:value-type="float" office:value="1.18574067590028">
            <text:p>1.1857406759</text:p>
          </table:table-cell>
          <table:table-cell office:value-type="float" office:value="1.18295372537103">
            <text:p>1.1829537254</text:p>
          </table:table-cell>
          <table:table-cell office:value-type="float" office:value="1.20030963767025">
            <text:p>1.2003096377</text:p>
          </table:table-cell>
          <table:table-cell office:value-type="float" office:value="13.7822364734033">
            <text:p>13.7822364734</text:p>
          </table:table-cell>
          <table:table-cell office:value-type="float" office:value="13.9813965414712">
            <text:p>13.9813965415</text:p>
          </table:table-cell>
          <table:table-cell office:value-type="float" office:value="12.8312392091256">
            <text:p>12.831239209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222">
            <text:p>9222</text:p>
          </table:table-cell>
          <table:table-cell office:value-type="float" office:value="17022">
            <text:p>17022</text:p>
          </table:table-cell>
          <table:table-cell office:value-type="float" office:value="326.25">
            <text:p>326.25</text:p>
          </table:table-cell>
          <table:table-cell office:value-type="float" office:value="554.25">
            <text:p>554.25</text:p>
          </table:table-cell>
          <table:table-cell office:value-type="float" office:value="560.5">
            <text:p>560.5</text:p>
          </table:table-cell>
          <table:table-cell office:value-type="float" office:value="0.0614985862393968">
            <text:p>0.0614985862</text:p>
          </table:table-cell>
          <table:table-cell office:value-type="float" office:value="0.0601008458035133">
            <text:p>0.0601008458</text:p>
          </table:table-cell>
          <table:table-cell office:value-type="float" office:value="0.0329279755610387">
            <text:p>0.0329279756</text:p>
          </table:table-cell>
          <table:table-cell office:value-type="float" office:value="1.2226579210124">
            <text:p>1.222657921</text:p>
          </table:table-cell>
          <table:table-cell office:value-type="float" office:value="1.21743269917824">
            <text:p>1.2174326992</text:p>
          </table:table-cell>
          <table:table-cell office:value-type="float" office:value="1.11737304754975">
            <text:p>1.1173730475</text:p>
          </table:table-cell>
          <table:table-cell office:value-type="float" office:value="11.6140714054458">
            <text:p>11.6140714054</text:p>
          </table:table-cell>
          <table:table-cell office:value-type="float" office:value="11.8762711921945">
            <text:p>11.8762711922</text:p>
          </table:table-cell>
          <table:table-cell office:value-type="float" office:value="21.3951060321248">
            <text:p>21.395106032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468">
            <text:p>5468</text:p>
          </table:table-cell>
          <table:table-cell office:value-type="float" office:value="9339">
            <text:p>9339</text:p>
          </table:table-cell>
          <table:table-cell office:value-type="float" office:value="16595">
            <text:p>16595</text:p>
          </table:table-cell>
          <table:table-cell office:value-type="float" office:value="374.5">
            <text:p>374.5</text:p>
          </table:table-cell>
          <table:table-cell office:value-type="float" office:value="567">
            <text:p>567</text:p>
          </table:table-cell>
          <table:table-cell office:value-type="float" office:value="346.125">
            <text:p>346.125</text:p>
          </table:table-cell>
          <table:table-cell office:value-type="float" office:value="0.0684893928310168">
            <text:p>0.0684893928</text:p>
          </table:table-cell>
          <table:table-cell office:value-type="float" office:value="0.0607131384516544">
            <text:p>0.0607131385</text:p>
          </table:table-cell>
          <table:table-cell office:value-type="float" office:value="0.0208571858993673">
            <text:p>0.0208571859</text:p>
          </table:table-cell>
          <table:table-cell office:value-type="float" office:value="1.24890683689207">
            <text:p>1.2489068369</text:p>
          </table:table-cell>
          <table:table-cell office:value-type="float" office:value="1.21972071153486">
            <text:p>1.2197207115</text:p>
          </table:table-cell>
          <table:table-cell office:value-type="float" office:value="1.07385279416692">
            <text:p>1.0738527942</text:p>
          </table:table-cell>
          <table:table-cell office:value-type="float" office:value="10.4632514529743">
            <text:p>10.463251453</text:p>
          </table:table-cell>
          <table:table-cell office:value-type="float" office:value="11.7599267250448">
            <text:p>11.759926725</text:p>
          </table:table-cell>
          <table:table-cell office:value-type="float" office:value="33.5783966499001">
            <text:p>33.578396649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558">
            <text:p>5558</text:p>
          </table:table-cell>
          <table:table-cell office:value-type="float" office:value="9433">
            <text:p>9433</text:p>
          </table:table-cell>
          <table:table-cell office:value-type="float" office:value="15492">
            <text:p>15492</text:p>
          </table:table-cell>
          <table:table-cell office:value-type="float" office:value="459.5">
            <text:p>459.5</text:p>
          </table:table-cell>
          <table:table-cell office:value-type="float" office:value="760.25">
            <text:p>760.25</text:p>
          </table:table-cell>
          <table:table-cell office:value-type="float" office:value="299.125">
            <text:p>299.125</text:p>
          </table:table-cell>
          <table:table-cell office:value-type="float" office:value="0.0826736236056135">
            <text:p>0.0826736236</text:p>
          </table:table-cell>
          <table:table-cell office:value-type="float" office:value="0.0805947206615075">
            <text:p>0.0805947207</text:p>
          </table:table-cell>
          <table:table-cell office:value-type="float" office:value="0.0193083526981668">
            <text:p>0.0193083527</text:p>
          </table:table-cell>
          <table:table-cell office:value-type="float" office:value="1.30275414157821">
            <text:p>1.3027541416</text:p>
          </table:table-cell>
          <table:table-cell office:value-type="float" office:value="1.29481271995235">
            <text:p>1.29481272</text:p>
          </table:table-cell>
          <table:table-cell office:value-type="float" office:value="1.06830994691206">
            <text:p>1.0683099469</text:p>
          </table:table-cell>
          <table:table-cell office:value-type="float" office:value="8.72612515654886">
            <text:p>8.7261251565</text:p>
          </table:table-cell>
          <table:table-cell office:value-type="float" office:value="8.94250107591202">
            <text:p>8.94250107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146">
            <text:p>6146</text:p>
          </table:table-cell>
          <table:table-cell office:value-type="float" office:value="10561">
            <text:p>10561</text:p>
          </table:table-cell>
          <table:table-cell office:value-type="float" office:value="16618">
            <text:p>16618</text:p>
          </table:table-cell>
          <table:table-cell office:value-type="float" office:value="482.375">
            <text:p>482.375</text:p>
          </table:table-cell>
          <table:table-cell office:value-type="float" office:value="835.625">
            <text:p>835.625</text:p>
          </table:table-cell>
          <table:table-cell office:value-type="float" office:value="404.75">
            <text:p>404.75</text:p>
          </table:table-cell>
          <table:table-cell office:value-type="float" office:value="0.0784860071591279">
            <text:p>0.0784860072</text:p>
          </table:table-cell>
          <table:table-cell office:value-type="float" office:value="0.0791236625319572">
            <text:p>0.0791236625</text:p>
          </table:table-cell>
          <table:table-cell office:value-type="float" office:value="0.0243561198700205">
            <text:p>0.0243561199</text:p>
          </table:table-cell>
          <table:table-cell office:value-type="float" office:value="1.28677472956372">
            <text:p>1.2867747296</text:p>
          </table:table-cell>
          <table:table-cell office:value-type="float" office:value="1.28920350464789">
            <text:p>1.2892035046</text:p>
          </table:table-cell>
          <table:table-cell office:value-type="float" office:value="1.08640913187231">
            <text:p>1.0864091319</text:p>
          </table:table-cell>
          <table:table-cell office:value-type="float" office:value="9.17368421594565">
            <text:p>9.1736842159</text:p>
          </table:table-cell>
          <table:table-cell office:value-type="float" office:value="9.10247747807665">
            <text:p>9.1024774781</text:p>
          </table:table-cell>
          <table:table-cell office:value-type="float" office:value="28.8040343622629">
            <text:p>28.804034362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6724">
            <text:p>6724</text:p>
          </table:table-cell>
          <table:table-cell office:value-type="float" office:value="11568">
            <text:p>11568</text:p>
          </table:table-cell>
          <table:table-cell office:value-type="float" office:value="16871">
            <text:p>16871</text:p>
          </table:table-cell>
          <table:table-cell office:value-type="float" office:value="529.5">
            <text:p>529.5</text:p>
          </table:table-cell>
          <table:table-cell office:value-type="float" office:value="888.5">
            <text:p>888.5</text:p>
          </table:table-cell>
          <table:table-cell office:value-type="float" office:value="491.375">
            <text:p>491.375</text:p>
          </table:table-cell>
          <table:table-cell office:value-type="float" office:value="0.0787477691850089">
            <text:p>0.0787477692</text:p>
          </table:table-cell>
          <table:table-cell office:value-type="float" office:value="0.0768067081604426">
            <text:p>0.0768067082</text:p>
          </table:table-cell>
          <table:table-cell office:value-type="float" office:value="0.0291254223223283">
            <text:p>0.0291254223</text:p>
          </table:table-cell>
          <table:table-cell office:value-type="float" office:value="1.2877715660047">
            <text:p>1.287771566</text:p>
          </table:table-cell>
          <table:table-cell office:value-type="float" office:value="1.2803860485817">
            <text:p>1.2803860486</text:p>
          </table:table-cell>
          <table:table-cell office:value-type="float" office:value="1.10360162697004">
            <text:p>1.103601627</text:p>
          </table:table-cell>
          <table:table-cell office:value-type="float" office:value="9.14431388232135">
            <text:p>9.1443138823</text:p>
          </table:table-cell>
          <table:table-cell office:value-type="float" office:value="9.36686523322778">
            <text:p>9.3668652332</text:p>
          </table:table-cell>
          <table:table-cell office:value-type="float" office:value="24.1436150336419">
            <text:p>24.143615033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264">
            <text:p>7264</text:p>
          </table:table-cell>
          <table:table-cell office:value-type="float" office:value="11358">
            <text:p>11358</text:p>
          </table:table-cell>
          <table:table-cell office:value-type="float" office:value="16627">
            <text:p>16627</text:p>
          </table:table-cell>
          <table:table-cell office:value-type="float" office:value="508.75">
            <text:p>508.75</text:p>
          </table:table-cell>
          <table:table-cell office:value-type="float" office:value="171.375">
            <text:p>171.375</text:p>
          </table:table-cell>
          <table:table-cell office:value-type="float" office:value="432.125">
            <text:p>432.125</text:p>
          </table:table-cell>
          <table:table-cell office:value-type="float" office:value="0.0700371696035242">
            <text:p>0.0700371696</text:p>
          </table:table-cell>
          <table:table-cell office:value-type="float" office:value="0.0150884838880085">
            <text:p>0.0150884839</text:p>
          </table:table-cell>
          <table:table-cell office:value-type="float" office:value="0.0259893546641006">
            <text:p>0.0259893547</text:p>
          </table:table-cell>
          <table:table-cell office:value-type="float" office:value="1.25474429565944">
            <text:p>1.2547442957</text:p>
          </table:table-cell>
          <table:table-cell office:value-type="float" office:value="1.05325591180627">
            <text:p>1.0532559118</text:p>
          </table:table-cell>
          <table:table-cell office:value-type="float" office:value="1.09228661657383">
            <text:p>1.0922866166</text:p>
          </table:table-cell>
          <table:table-cell office:value-type="float" office:value="10.2395111750912">
            <text:p>10.2395111751</text:p>
          </table:table-cell>
          <table:table-cell office:value-type="float" office:value="0">
            <text:p>0</text:p>
          </table:table-cell>
          <table:table-cell office:value-type="float" office:value="27.0155183560369">
            <text:p>27.01551835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930">
            <text:p>7930</text:p>
          </table:table-cell>
          <table:table-cell office:value-type="float" office:value="11464">
            <text:p>11464</text:p>
          </table:table-cell>
          <table:table-cell office:value-type="float" office:value="16777">
            <text:p>16777</text:p>
          </table:table-cell>
          <table:table-cell office:value-type="float" office:value="389.125">
            <text:p>389.125</text:p>
          </table:table-cell>
          <table:table-cell office:value-type="float" office:value="214.625">
            <text:p>214.625</text:p>
          </table:table-cell>
          <table:table-cell office:value-type="float" office:value="509.875">
            <text:p>509.875</text:p>
          </table:table-cell>
          <table:table-cell office:value-type="float" office:value="0.0490699873896595">
            <text:p>0.0490699874</text:p>
          </table:table-cell>
          <table:table-cell office:value-type="float" office:value="0.0187216503838102">
            <text:p>0.0187216504</text:p>
          </table:table-cell>
          <table:table-cell office:value-type="float" office:value="0.0303913095309054">
            <text:p>0.0303913095</text:p>
          </table:table-cell>
          <table:table-cell office:value-type="float" office:value="1.17646436864215">
            <text:p>1.1764643686</text:p>
          </table:table-cell>
          <table:table-cell office:value-type="float" office:value="1.0662127567218">
            <text:p>1.0662127567</text:p>
          </table:table-cell>
          <table:table-cell office:value-type="float" office:value="1.10817990148038">
            <text:p>1.1081799015</text:p>
          </table:table-cell>
          <table:table-cell office:value-type="float" office:value="14.4694915631159">
            <text:p>14.4694915631</text:p>
          </table:table-cell>
          <table:table-cell office:value-type="float" office:value="0">
            <text:p>0</text:p>
          </table:table-cell>
          <table:table-cell office:value-type="float" office:value="23.1522583609765">
            <text:p>23.15225836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670">
            <text:p>8670</text:p>
          </table:table-cell>
          <table:table-cell office:value-type="float" office:value="11946">
            <text:p>11946</text:p>
          </table:table-cell>
          <table:table-cell office:value-type="float" office:value="18328">
            <text:p>18328</text:p>
          </table:table-cell>
          <table:table-cell office:value-type="float" office:value="394.75">
            <text:p>394.75</text:p>
          </table:table-cell>
          <table:table-cell office:value-type="float" office:value="300.625">
            <text:p>300.625</text:p>
          </table:table-cell>
          <table:table-cell office:value-type="float" office:value="379.25">
            <text:p>379.25</text:p>
          </table:table-cell>
          <table:table-cell office:value-type="float" office:value="0.0455305651672434">
            <text:p>0.0455305652</text:p>
          </table:table-cell>
          <table:table-cell office:value-type="float" office:value="0.0251653273062113">
            <text:p>0.0251653273</text:p>
          </table:table-cell>
          <table:table-cell office:value-type="float" office:value="0.0206923832387604">
            <text:p>0.0206923832</text:p>
          </table:table-cell>
          <table:table-cell office:value-type="float" office:value="1.16342012151967">
            <text:p>1.1634201215</text:p>
          </table:table-cell>
          <table:table-cell office:value-type="float" office:value="1.08931990122066">
            <text:p>1.0893199012</text:p>
          </table:table-cell>
          <table:table-cell office:value-type="float" office:value="1.0732625637949">
            <text:p>1.0732625638</text:p>
          </table:table-cell>
          <table:table-cell office:value-type="float" office:value="15.5677790553354">
            <text:p>15.5677790553</text:p>
          </table:table-cell>
          <table:table-cell office:value-type="float" office:value="27.888875930334">
            <text:p>27.8888759303</text:p>
          </table:table-cell>
          <table:table-cell office:value-type="float" office:value="33.843087394469">
            <text:p>33.843087394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306">
            <text:p>9306</text:p>
          </table:table-cell>
          <table:table-cell office:value-type="float" office:value="12259">
            <text:p>12259</text:p>
          </table:table-cell>
          <table:table-cell office:value-type="float" office:value="18965">
            <text:p>18965</text:p>
          </table:table-cell>
          <table:table-cell office:value-type="float" office:value="69.25">
            <text:p>69.25</text:p>
          </table:table-cell>
          <table:table-cell office:value-type="float" office:value="392.375">
            <text:p>392.375</text:p>
          </table:table-cell>
          <table:table-cell office:value-type="float" office:value="200.125">
            <text:p>200.125</text:p>
          </table:table-cell>
          <table:table-cell office:value-type="float" office:value="0.00744143563292499">
            <text:p>0.0074414356</text:p>
          </table:table-cell>
          <table:table-cell office:value-type="float" office:value="0.0320070968268211">
            <text:p>0.0320070968</text:p>
          </table:table-cell>
          <table:table-cell office:value-type="float" office:value="0.0105523332454521">
            <text:p>0.0105523332</text:p>
          </table:table-cell>
          <table:table-cell office:value-type="float" office:value="1.02615355964522">
            <text:p>1.0261535596</text:p>
          </table:table-cell>
          <table:table-cell office:value-type="float" office:value="1.11403276921855">
            <text:p>1.1140327692</text:p>
          </table:table-cell>
          <table:table-cell office:value-type="float" office:value="1.03715141576345">
            <text:p>1.0371514158</text:p>
          </table:table-cell>
          <table:table-cell office:value-type="float" office:value="0">
            <text:p>0</text:p>
          </table:table-cell>
          <table:table-cell office:value-type="float" office:value="22.0008003934249">
            <text:p>22.0008003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9018">
            <text:p>9018</text:p>
          </table:table-cell>
          <table:table-cell office:value-type="float" office:value="12086">
            <text:p>12086</text:p>
          </table:table-cell>
          <table:table-cell office:value-type="float" office:value="18540">
            <text:p>18540</text:p>
          </table:table-cell>
          <table:table-cell office:value-type="float" office:value="126.5">
            <text:p>126.5</text:p>
          </table:table-cell>
          <table:table-cell office:value-type="float" office:value="235">
            <text:p>235</text:p>
          </table:table-cell>
          <table:table-cell office:value-type="float" office:value="301">
            <text:p>301</text:p>
          </table:table-cell>
          <table:table-cell office:value-type="float" office:value="0.0140275005544467">
            <text:p>0.0140275006</text:p>
          </table:table-cell>
          <table:table-cell office:value-type="float" office:value="0.0194439847757736">
            <text:p>0.0194439848</text:p>
          </table:table-cell>
          <table:table-cell office:value-type="float" office:value="0.016235167206041">
            <text:p>0.0162351672</text:p>
          </table:table-cell>
          <table:table-cell office:value-type="float" office:value="1.0494819226533">
            <text:p>1.0494819227</text:p>
          </table:table-cell>
          <table:table-cell office:value-type="float" office:value="1.06879496106137">
            <text:p>1.0687949611</text:p>
          </table:table-cell>
          <table:table-cell office:value-type="float" office:value="1.05733970330339">
            <text:p>1.05733970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07">
            <text:p>207</text:p>
          </table:table-cell>
          <table:table-cell office:value-type="float" office:value="8911">
            <text:p>8911</text:p>
          </table:table-cell>
          <table:table-cell office:value-type="float" office:value="12266">
            <text:p>12266</text:p>
          </table:table-cell>
          <table:table-cell office:value-type="float" office:value="19203">
            <text:p>19203</text:p>
          </table:table-cell>
          <table:table-cell office:value-type="float" office:value="223">
            <text:p>223</text:p>
          </table:table-cell>
          <table:table-cell office:value-type="float" office:value="189.125">
            <text:p>189.125</text:p>
          </table:table-cell>
          <table:table-cell office:value-type="float" office:value="447.375">
            <text:p>447.375</text:p>
          </table:table-cell>
          <table:table-cell office:value-type="float" office:value="0.0250252496913927">
            <text:p>0.0250252497</text:p>
          </table:table-cell>
          <table:table-cell office:value-type="float" office:value="0.0154186368824393">
            <text:p>0.0154186369</text:p>
          </table:table-cell>
          <table:table-cell office:value-type="float" office:value="0.0232971410717075">
            <text:p>0.0232971411</text:p>
          </table:table-cell>
          <table:table-cell office:value-type="float" office:value="1.08881584963922">
            <text:p>1.0888158496</text:p>
          </table:table-cell>
          <table:table-cell office:value-type="float" office:value="1.05443118844063">
            <text:p>1.0544311884</text:p>
          </table:table-cell>
          <table:table-cell office:value-type="float" office:value="1.08260379704392">
            <text:p>1.082603797</text:p>
          </table:table-cell>
          <table:table-cell office:value-type="float" office:value="28.0430585532047">
            <text:p>28.0430585532</text:p>
          </table:table-cell>
          <table:table-cell office:value-type="float" office:value="0">
            <text:p>0</text:p>
          </table:table-cell>
          <table:table-cell office:value-type="float" office:value="30.0977000249551">
            <text:p>30.09770002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9539">
            <text:p>9539</text:p>
          </table:table-cell>
          <table:table-cell office:value-type="float" office:value="13636">
            <text:p>13636</text:p>
          </table:table-cell>
          <table:table-cell office:value-type="float" office:value="19284">
            <text:p>19284</text:p>
          </table:table-cell>
          <table:table-cell office:value-type="float" office:value="252.5">
            <text:p>252.5</text:p>
          </table:table-cell>
          <table:table-cell office:value-type="float" office:value="144.5">
            <text:p>144.5</text:p>
          </table:table-cell>
          <table:table-cell office:value-type="float" office:value="153.75">
            <text:p>153.75</text:p>
          </table:table-cell>
          <table:table-cell office:value-type="float" office:value="0.0264702799035538">
            <text:p>0.0264702799</text:p>
          </table:table-cell>
          <table:table-cell office:value-type="float" office:value="0.0105969492519801">
            <text:p>0.0105969493</text:p>
          </table:table-cell>
          <table:table-cell office:value-type="float" office:value="0.00797293092719353">
            <text:p>0.0079729309</text:p>
          </table:table-cell>
          <table:table-cell office:value-type="float" office:value="1.09401930407006">
            <text:p>1.0940193041</text:p>
          </table:table-cell>
          <table:table-cell office:value-type="float" office:value="1.03730942123549">
            <text:p>1.0373094212</text:p>
          </table:table-cell>
          <table:table-cell office:value-type="float" office:value="1.02802985079521">
            <text:p>1.0280298508</text:p>
          </table:table-cell>
          <table:table-cell office:value-type="float" office:value="26.5309296800152">
            <text:p>26.530929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306">
            <text:p>9306</text:p>
          </table:table-cell>
          <table:table-cell office:value-type="float" office:value="13330">
            <text:p>13330</text:p>
          </table:table-cell>
          <table:table-cell office:value-type="float" office:value="18386">
            <text:p>18386</text:p>
          </table:table-cell>
          <table:table-cell office:value-type="float" office:value="69.25">
            <text:p>69.25</text:p>
          </table:table-cell>
          <table:table-cell office:value-type="float" office:value="99.25">
            <text:p>99.25</text:p>
          </table:table-cell>
          <table:table-cell office:value-type="float" office:value="277.625">
            <text:p>277.625</text:p>
          </table:table-cell>
          <table:table-cell office:value-type="float" office:value="0.00744143563292499">
            <text:p>0.0074414356</text:p>
          </table:table-cell>
          <table:table-cell office:value-type="float" office:value="0.00744561140285071">
            <text:p>0.0074456114</text:p>
          </table:table-cell>
          <table:table-cell office:value-type="float" office:value="0.0150998041988469">
            <text:p>0.0150998042</text:p>
          </table:table-cell>
          <table:table-cell office:value-type="float" office:value="1.02615355964522">
            <text:p>1.0261535596</text:p>
          </table:table-cell>
          <table:table-cell office:value-type="float" office:value="1.02616829668314">
            <text:p>1.0261682967</text:p>
          </table:table-cell>
          <table:table-cell office:value-type="float" office:value="1.05329620270618">
            <text:p>1.05329620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880">
            <text:p>8880</text:p>
          </table:table-cell>
          <table:table-cell office:value-type="float" office:value="13154">
            <text:p>13154</text:p>
          </table:table-cell>
          <table:table-cell office:value-type="float" office:value="18877">
            <text:p>18877</text:p>
          </table:table-cell>
          <table:table-cell office:value-type="float" office:value="84.125">
            <text:p>84.125</text:p>
          </table:table-cell>
          <table:table-cell office:value-type="float" office:value="179.25">
            <text:p>179.25</text:p>
          </table:table-cell>
          <table:table-cell office:value-type="float" office:value="406.5">
            <text:p>406.5</text:p>
          </table:table-cell>
          <table:table-cell office:value-type="float" office:value="0.00947353603603604">
            <text:p>0.009473536</text:p>
          </table:table-cell>
          <table:table-cell office:value-type="float" office:value="0.0136270336019462">
            <text:p>0.0136270336</text:p>
          </table:table-cell>
          <table:table-cell office:value-type="float" office:value="0.0215341420776606">
            <text:p>0.0215341421</text:p>
          </table:table-cell>
          <table:table-cell office:value-type="float" office:value="1.03333328198078">
            <text:p>1.033333282</text:p>
          </table:table-cell>
          <table:table-cell office:value-type="float" office:value="1.0480585818546">
            <text:p>1.0480585819</text:p>
          </table:table-cell>
          <table:table-cell office:value-type="float" office:value="1.07627838705085">
            <text:p>1.0762783871</text:p>
          </table:table-cell>
          <table:table-cell table:number-columns-repeated="2" office:value-type="float" office:value="0">
            <text:p>0</text:p>
          </table:table-cell>
          <table:table-cell office:value-type="float" office:value="32.5336315706554">
            <text:p>32.533631570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9356">
            <text:p>9356</text:p>
          </table:table-cell>
          <table:table-cell office:value-type="float" office:value="13786">
            <text:p>13786</text:p>
          </table:table-cell>
          <table:table-cell office:value-type="float" office:value="19640">
            <text:p>19640</text:p>
          </table:table-cell>
          <table:table-cell office:value-type="float" office:value="86.625">
            <text:p>86.625</text:p>
          </table:table-cell>
          <table:table-cell office:value-type="float" office:value="299">
            <text:p>299</text:p>
          </table:table-cell>
          <table:table-cell office:value-type="float" office:value="200.75">
            <text:p>200.75</text:p>
          </table:table-cell>
          <table:table-cell office:value-type="float" office:value="0.00925876442924327">
            <text:p>0.0092587644</text:p>
          </table:table-cell>
          <table:table-cell office:value-type="float" office:value="0.0216886696648774">
            <text:p>0.0216886697</text:p>
          </table:table-cell>
          <table:table-cell office:value-type="float" office:value="0.0102214867617108">
            <text:p>0.0102214868</text:p>
          </table:table-cell>
          <table:table-cell office:value-type="float" office:value="1.03257369595111">
            <text:p>1.032573696</text:p>
          </table:table-cell>
          <table:table-cell office:value-type="float" office:value="1.07683232467506">
            <text:p>1.0768323247</text:p>
          </table:table-cell>
          <table:table-cell office:value-type="float" office:value="1.03597998209756">
            <text:p>1.0359799821</text:p>
          </table:table-cell>
          <table:table-cell office:value-type="float" office:value="0">
            <text:p>0</text:p>
          </table:table-cell>
          <table:table-cell office:value-type="float" office:value="32.3042874870505">
            <text:p>32.3042874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11">
            <text:p>311</text:p>
          </table:table-cell>
          <table:table-cell office:value-type="float" office:value="10076">
            <text:p>10076</text:p>
          </table:table-cell>
          <table:table-cell office:value-type="float" office:value="13921">
            <text:p>13921</text:p>
          </table:table-cell>
          <table:table-cell office:value-type="float" office:value="20070">
            <text:p>20070</text:p>
          </table:table-cell>
          <table:table-cell office:value-type="float" office:value="81.75">
            <text:p>81.75</text:p>
          </table:table-cell>
          <table:table-cell office:value-type="float" office:value="69.25">
            <text:p>69.25</text:p>
          </table:table-cell>
          <table:table-cell office:value-type="float" office:value="234">
            <text:p>234</text:p>
          </table:table-cell>
          <table:table-cell office:value-type="float" office:value="0.00811333862643906">
            <text:p>0.0081133386</text:p>
          </table:table-cell>
          <table:table-cell office:value-type="float" office:value="0.00497449895840816">
            <text:p>0.004974499</text:p>
          </table:table-cell>
          <table:table-cell office:value-type="float" office:value="0.0116591928251121">
            <text:p>0.0116591928</text:p>
          </table:table-cell>
          <table:table-cell office:value-type="float" office:value="1.02852570466932">
            <text:p>1.0285257047</text:p>
          </table:table-cell>
          <table:table-cell office:value-type="float" office:value="1.01745924780861">
            <text:p>1.0174592478</text:p>
          </table:table-cell>
          <table:table-cell office:value-type="float" office:value="1.04107361097147">
            <text:p>1.0410736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294">
            <text:p>10294</text:p>
          </table:table-cell>
          <table:table-cell office:value-type="float" office:value="13472">
            <text:p>13472</text:p>
          </table:table-cell>
          <table:table-cell office:value-type="float" office:value="19632">
            <text:p>19632</text:p>
          </table:table-cell>
          <table:table-cell office:value-type="float" office:value="59.25">
            <text:p>59.25</text:p>
          </table:table-cell>
          <table:table-cell office:value-type="float" office:value="132.625">
            <text:p>132.625</text:p>
          </table:table-cell>
          <table:table-cell office:value-type="float" office:value="426.5">
            <text:p>426.5</text:p>
          </table:table-cell>
          <table:table-cell office:value-type="float" office:value="0.0057557800660579">
            <text:p>0.0057557801</text:p>
          </table:table-cell>
          <table:table-cell office:value-type="float" office:value="0.00984449228028504">
            <text:p>0.0098444923</text:p>
          </table:table-cell>
          <table:table-cell office:value-type="float" office:value="0.0217247351263244">
            <text:p>0.0217247351</text:p>
          </table:table-cell>
          <table:table-cell office:value-type="float" office:value="1.02021016307937">
            <text:p>1.0202101631</text:p>
          </table:table-cell>
          <table:table-cell office:value-type="float" office:value="1.03464567447638">
            <text:p>1.0346456745</text:p>
          </table:table-cell>
          <table:table-cell office:value-type="float" office:value="1.0769616226101">
            <text:p>1.0769616226</text:p>
          </table:table-cell>
          <table:table-cell table:number-columns-repeated="2" office:value-type="float" office:value="0">
            <text:p>0</text:p>
          </table:table-cell>
          <table:table-cell office:value-type="float" office:value="32.2512300534073">
            <text:p>32.251230053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239">
            <text:p>239</text:p>
          </table:table-cell>
          <table:table-cell office:value-type="float" office:value="10050">
            <text:p>10050</text:p>
          </table:table-cell>
          <table:table-cell office:value-type="float" office:value="13601">
            <text:p>13601</text:p>
          </table:table-cell>
          <table:table-cell office:value-type="float" office:value="21503">
            <text:p>21503</text:p>
          </table:table-cell>
          <table:table-cell office:value-type="float" office:value="129.5">
            <text:p>129.5</text:p>
          </table:table-cell>
          <table:table-cell office:value-type="float" office:value="193.5">
            <text:p>193.5</text:p>
          </table:table-cell>
          <table:table-cell office:value-type="float" office:value="731.625">
            <text:p>731.625</text:p>
          </table:table-cell>
          <table:table-cell office:value-type="float" office:value="0.0128855721393035">
            <text:p>0.0128855721</text:p>
          </table:table-cell>
          <table:table-cell office:value-type="float" office:value="0.014226895081244">
            <text:p>0.0142268951</text:p>
          </table:table-cell>
          <table:table-cell office:value-type="float" office:value="0.0340243221876017">
            <text:p>0.0340243222</text:p>
          </table:table-cell>
          <table:table-cell office:value-type="float" office:value="1.0454249369075">
            <text:p>1.0454249369</text:p>
          </table:table-cell>
          <table:table-cell office:value-type="float" office:value="1.05019084568991">
            <text:p>1.0501908457</text:p>
          </table:table-cell>
          <table:table-cell office:value-type="float" office:value="1.12135413047724">
            <text:p>1.1213541305</text:p>
          </table:table-cell>
          <table:table-cell table:number-columns-repeated="2" office:value-type="float" office:value="0">
            <text:p>0</text:p>
          </table:table-cell>
          <table:table-cell office:value-type="float" office:value="20.7167494203373">
            <text:p>20.716749420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261">
            <text:p>261</text:p>
          </table:table-cell>
          <table:table-cell office:value-type="float" office:value="10063">
            <text:p>10063</text:p>
          </table:table-cell>
          <table:table-cell office:value-type="float" office:value="13952">
            <text:p>13952</text:p>
          </table:table-cell>
          <table:table-cell office:value-type="float" office:value="21785">
            <text:p>21785</text:p>
          </table:table-cell>
          <table:table-cell office:value-type="float" office:value="94.25">
            <text:p>94.25</text:p>
          </table:table-cell>
          <table:table-cell office:value-type="float" office:value="227.75">
            <text:p>227.75</text:p>
          </table:table-cell>
          <table:table-cell office:value-type="float" office:value="874.25">
            <text:p>874.25</text:p>
          </table:table-cell>
          <table:table-cell office:value-type="float" office:value="0.00936599423631124">
            <text:p>0.0093659942</text:p>
          </table:table-cell>
          <table:table-cell office:value-type="float" office:value="0.0163238245412844">
            <text:p>0.0163238245</text:p>
          </table:table-cell>
          <table:table-cell office:value-type="float" office:value="0.0401308239614414">
            <text:p>0.040130824</text:p>
          </table:table-cell>
          <table:table-cell office:value-type="float" office:value="1.03295291464924">
            <text:p>1.0329529146</text:p>
          </table:table-cell>
          <table:table-cell office:value-type="float" office:value="1.0576556616999">
            <text:p>1.0576556617</text:p>
          </table:table-cell>
          <table:table-cell office:value-type="float" office:value="1.14361443060742">
            <text:p>1.1436144306</text:p>
          </table:table-cell>
          <table:table-cell table:number-columns-repeated="2" office:value-type="float" office:value="0">
            <text:p>0</text:p>
          </table:table-cell>
          <table:table-cell office:value-type="float" office:value="17.6164900150509">
            <text:p>17.616490015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308">
            <text:p>14308</text:p>
          </table:table-cell>
          <table:table-cell office:value-type="float" office:value="20988">
            <text:p>20988</text:p>
          </table:table-cell>
          <table:table-cell office:value-type="float" office:value="94.625">
            <text:p>94.625</text:p>
          </table:table-cell>
          <table:table-cell office:value-type="float" office:value="195.75">
            <text:p>195.75</text:p>
          </table:table-cell>
          <table:table-cell office:value-type="float" office:value="1010.5">
            <text:p>1010.5</text:p>
          </table:table-cell>
          <table:table-cell office:value-type="float" office:value="0.00918332686335404">
            <text:p>0.0091833269</text:p>
          </table:table-cell>
          <table:table-cell office:value-type="float" office:value="0.0136811573944646">
            <text:p>0.0136811574</text:p>
          </table:table-cell>
          <table:table-cell office:value-type="float" office:value="0.0481465599390128">
            <text:p>0.0481465599</text:p>
          </table:table-cell>
          <table:table-cell office:value-type="float" office:value="1.03230693766661">
            <text:p>1.0323069377</text:p>
          </table:table-cell>
          <table:table-cell office:value-type="float" office:value="1.04825091205322">
            <text:p>1.0482509121</text:p>
          </table:table-cell>
          <table:table-cell office:value-type="float" office:value="1.17305641860511">
            <text:p>1.1730564186</text:p>
          </table:table-cell>
          <table:table-cell table:number-columns-repeated="2" office:value-type="float" office:value="0">
            <text:p>0</text:p>
          </table:table-cell>
          <table:table-cell office:value-type="float" office:value="14.7404661458552">
            <text:p>14.740466145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9880">
            <text:p>9880</text:p>
          </table:table-cell>
          <table:table-cell office:value-type="float" office:value="14202">
            <text:p>14202</text:p>
          </table:table-cell>
          <table:table-cell office:value-type="float" office:value="21978">
            <text:p>21978</text:p>
          </table:table-cell>
          <table:table-cell office:value-type="float" office:value="-1.875">
            <text:p>-1.875</text:p>
          </table:table-cell>
          <table:table-cell office:value-type="float" office:value="270.75">
            <text:p>270.75</text:p>
          </table:table-cell>
          <table:table-cell office:value-type="float" office:value="1192.25">
            <text:p>1192.25</text:p>
          </table:table-cell>
          <table:table-cell office:value-type="float" office:value="-0.000189777327935223">
            <text:p>-0.0001897773</text:p>
          </table:table-cell>
          <table:table-cell office:value-type="float" office:value="0.0190642163075623">
            <text:p>0.0190642163</text:p>
          </table:table-cell>
          <table:table-cell office:value-type="float" office:value="0.0542474292474293">
            <text:p>0.0542474292</text:p>
          </table:table-cell>
          <table:table-cell office:value-type="float" office:value="0.999335849942478">
            <text:p>0.9993358499</text:p>
          </table:table-cell>
          <table:table-cell office:value-type="float" office:value="1.06743710798957">
            <text:p>1.067437108</text:p>
          </table:table-cell>
          <table:table-cell office:value-type="float" office:value="1.19563385818271">
            <text:p>1.1956338582</text:p>
          </table:table-cell>
          <table:table-cell table:number-columns-repeated="2" office:value-type="float" office:value="0">
            <text:p>0</text:p>
          </table:table-cell>
          <table:table-cell office:value-type="float" office:value="13.121034358809">
            <text:p>13.121034358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4792">
            <text:p>14792</text:p>
          </table:table-cell>
          <table:table-cell office:value-type="float" office:value="24593">
            <text:p>24593</text:p>
          </table:table-cell>
          <table:table-cell office:value-type="float" office:value="98.5">
            <text:p>98.5</text:p>
          </table:table-cell>
          <table:table-cell office:value-type="float" office:value="539.5">
            <text:p>539.5</text:p>
          </table:table-cell>
          <table:table-cell office:value-type="float" office:value="1159.375">
            <text:p>1159.375</text:p>
          </table:table-cell>
          <table:table-cell office:value-type="float" office:value="0.00998378268801946">
            <text:p>0.0099837827</text:p>
          </table:table-cell>
          <table:table-cell office:value-type="float" office:value="0.0364724175229854">
            <text:p>0.0364724175</text:p>
          </table:table-cell>
          <table:table-cell office:value-type="float" office:value="0.0471424795673566">
            <text:p>0.0471424796</text:p>
          </table:table-cell>
          <table:table-cell office:value-type="float" office:value="1.03513860420492">
            <text:p>1.0351386042</text:p>
          </table:table-cell>
          <table:table-cell office:value-type="float" office:value="1.13026072632079">
            <text:p>1.1302607263</text:p>
          </table:table-cell>
          <table:table-cell office:value-type="float" office:value="1.16935460871008">
            <text:p>1.1693546087</text:p>
          </table:table-cell>
          <table:table-cell office:value-type="float" office:value="0">
            <text:p>0</text:p>
          </table:table-cell>
          <table:table-cell office:value-type="float" office:value="19.349199678367">
            <text:p>19.3491996784</text:p>
          </table:table-cell>
          <table:table-cell office:value-type="float" office:value="15.0471526380092">
            <text:p>15.04715263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10110">
            <text:p>10110</text:p>
          </table:table-cell>
          <table:table-cell office:value-type="float" office:value="15124">
            <text:p>15124</text:p>
          </table:table-cell>
          <table:table-cell office:value-type="float" office:value="26047">
            <text:p>26047</text:p>
          </table:table-cell>
          <table:table-cell office:value-type="float" office:value="179.5">
            <text:p>179.5</text:p>
          </table:table-cell>
          <table:table-cell office:value-type="float" office:value="733.75">
            <text:p>733.75</text:p>
          </table:table-cell>
          <table:table-cell office:value-type="float" office:value="1333.125">
            <text:p>1333.125</text:p>
          </table:table-cell>
          <table:table-cell office:value-type="float" office:value="0.0177546983184965">
            <text:p>0.0177546983</text:p>
          </table:table-cell>
          <table:table-cell office:value-type="float" office:value="0.0485156043374769">
            <text:p>0.0485156043</text:p>
          </table:table-cell>
          <table:table-cell office:value-type="float" office:value="0.0511815180251085">
            <text:p>0.051181518</text:p>
          </table:table-cell>
          <table:table-cell office:value-type="float" office:value="1.062759293567">
            <text:p>1.0627592936</text:p>
          </table:table-cell>
          <table:table-cell office:value-type="float" office:value="1.17441799235506">
            <text:p>1.1744179924</text:p>
          </table:table-cell>
          <table:table-cell office:value-type="float" office:value="1.18426962675109">
            <text:p>1.1842696268</text:p>
          </table:table-cell>
          <table:table-cell office:value-type="float" office:value="0">
            <text:p>0</text:p>
          </table:table-cell>
          <table:table-cell office:value-type="float" office:value="14.6309349083055">
            <text:p>14.6309349083</text:p>
          </table:table-cell>
          <table:table-cell office:value-type="float" office:value="13.8866100590633">
            <text:p>13.886610059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789">
            <text:p>10789</text:p>
          </table:table-cell>
          <table:table-cell office:value-type="float" office:value="16358">
            <text:p>16358</text:p>
          </table:table-cell>
          <table:table-cell office:value-type="float" office:value="28005">
            <text:p>28005</text:p>
          </table:table-cell>
          <table:table-cell office:value-type="float" office:value="157.125">
            <text:p>157.125</text:p>
          </table:table-cell>
          <table:table-cell office:value-type="float" office:value="876.125">
            <text:p>876.125</text:p>
          </table:table-cell>
          <table:table-cell office:value-type="float" office:value="1547.625">
            <text:p>1547.625</text:p>
          </table:table-cell>
          <table:table-cell office:value-type="float" office:value="0.0145634442487719">
            <text:p>0.0145634442</text:p>
          </table:table-cell>
          <table:table-cell office:value-type="float" office:value="0.0535594204670498">
            <text:p>0.0535594205</text:p>
          </table:table-cell>
          <table:table-cell office:value-type="float" office:value="0.055262453133369">
            <text:p>0.0552624531</text:p>
          </table:table-cell>
          <table:table-cell office:value-type="float" office:value="1.05138775893114">
            <text:p>1.0513877589</text:p>
          </table:table-cell>
          <table:table-cell office:value-type="float" office:value="1.19308045021538">
            <text:p>1.1930804502</text:p>
          </table:table-cell>
          <table:table-cell office:value-type="float" office:value="1.19940430587037">
            <text:p>1.1994043059</text:p>
          </table:table-cell>
          <table:table-cell office:value-type="float" office:value="0">
            <text:p>0</text:p>
          </table:table-cell>
          <table:table-cell office:value-type="float" office:value="13.2852082755425">
            <text:p>13.2852082755</text:p>
          </table:table-cell>
          <table:table-cell office:value-type="float" office:value="12.8862899600522">
            <text:p>12.886289960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7210">
            <text:p>17210</text:p>
          </table:table-cell>
          <table:table-cell office:value-type="float" office:value="29330">
            <text:p>29330</text:p>
          </table:table-cell>
          <table:table-cell office:value-type="float" office:value="230">
            <text:p>230</text:p>
          </table:table-cell>
          <table:table-cell office:value-type="float" office:value="939.25">
            <text:p>939.25</text:p>
          </table:table-cell>
          <table:table-cell office:value-type="float" office:value="1688.875">
            <text:p>1688.875</text:p>
          </table:table-cell>
          <table:table-cell office:value-type="float" office:value="0.021978021978022">
            <text:p>0.021978022</text:p>
          </table:table-cell>
          <table:table-cell office:value-type="float" office:value="0.0545758280069727">
            <text:p>0.054575828</text:p>
          </table:table-cell>
          <table:table-cell office:value-type="float" office:value="0.0575818274803955">
            <text:p>0.0575818275</text:p>
          </table:table-cell>
          <table:table-cell office:value-type="float" office:value="1.07786982248521">
            <text:p>1.0778698225</text:p>
          </table:table-cell>
          <table:table-cell office:value-type="float" office:value="1.19685329918959">
            <text:p>1.1968532992</text:p>
          </table:table-cell>
          <table:table-cell office:value-type="float" office:value="1.20803510321911">
            <text:p>1.2080351032</text:p>
          </table:table-cell>
          <table:table-cell office:value-type="float" office:value="31.883514564779">
            <text:p>31.8835145648</text:p>
          </table:table-cell>
          <table:table-cell office:value-type="float" office:value="13.0441303346323">
            <text:p>13.0441303346</text:p>
          </table:table-cell>
          <table:table-cell office:value-type="float" office:value="12.3809429615844">
            <text:p>12.380942961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734">
            <text:p>17734</text:p>
          </table:table-cell>
          <table:table-cell office:value-type="float" office:value="30330">
            <text:p>30330</text:p>
          </table:table-cell>
          <table:table-cell office:value-type="float" office:value="410.5">
            <text:p>410.5</text:p>
          </table:table-cell>
          <table:table-cell office:value-type="float" office:value="749.625">
            <text:p>749.625</text:p>
          </table:table-cell>
          <table:table-cell office:value-type="float" office:value="1339.625">
            <text:p>1339.625</text:p>
          </table:table-cell>
          <table:table-cell office:value-type="float" office:value="0.0371224452884789">
            <text:p>0.0371224453</text:p>
          </table:table-cell>
          <table:table-cell office:value-type="float" office:value="0.0422704973497237">
            <text:p>0.0422704973</text:p>
          </table:table-cell>
          <table:table-cell office:value-type="float" office:value="0.0441683151994725">
            <text:p>0.0441683152</text:p>
          </table:table-cell>
          <table:table-cell office:value-type="float" office:value="1.1326295873603">
            <text:p>1.1326295874</text:p>
          </table:table-cell>
          <table:table-cell office:value-type="float" office:value="1.15144885881857">
            <text:p>1.1514488588</text:p>
          </table:table-cell>
          <table:table-cell office:value-type="float" office:value="1.15841274973057">
            <text:p>1.1584127497</text:p>
          </table:table-cell>
          <table:table-cell office:value-type="float" office:value="19.0163842136955">
            <text:p>19.0163842137</text:p>
          </table:table-cell>
          <table:table-cell office:value-type="float" office:value="16.7420772948877">
            <text:p>16.7420772949</text:p>
          </table:table-cell>
          <table:table-cell office:value-type="float" office:value="16.0373898132169">
            <text:p>16.037389813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11389">
            <text:p>11389</text:p>
          </table:table-cell>
          <table:table-cell office:value-type="float" office:value="18748">
            <text:p>18748</text:p>
          </table:table-cell>
          <table:table-cell office:value-type="float" office:value="32327">
            <text:p>32327</text:p>
          </table:table-cell>
          <table:table-cell office:value-type="float" office:value="472.5">
            <text:p>472.5</text:p>
          </table:table-cell>
          <table:table-cell office:value-type="float" office:value="578.75">
            <text:p>578.75</text:p>
          </table:table-cell>
          <table:table-cell office:value-type="float" office:value="916">
            <text:p>916</text:p>
          </table:table-cell>
          <table:table-cell office:value-type="float" office:value="0.0414874001229256">
            <text:p>0.0414874001</text:p>
          </table:table-cell>
          <table:table-cell office:value-type="float" office:value="0.0308699594623426">
            <text:p>0.0308699595</text:p>
          </table:table-cell>
          <table:table-cell office:value-type="float" office:value="0.0283354471494416">
            <text:p>0.0283354471</text:p>
          </table:table-cell>
          <table:table-cell office:value-type="float" office:value="1.1485794609934">
            <text:p>1.148579461</text:p>
          </table:table-cell>
          <table:table-cell office:value-type="float" office:value="1.10991264873672">
            <text:p>1.1099126487</text:p>
          </table:table-cell>
          <table:table-cell office:value-type="float" office:value="1.10074774425076">
            <text:p>1.1007477443</text:p>
          </table:table-cell>
          <table:table-cell office:value-type="float" office:value="17.0516398888534">
            <text:p>17.0516398889</text:p>
          </table:table-cell>
          <table:table-cell office:value-type="float" office:value="22.7985942986834">
            <text:p>22.7985942987</text:p>
          </table:table-cell>
          <table:table-cell office:value-type="float" office:value="24.8071527801052">
            <text:p>24.807152780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373">
            <text:p>19373</text:p>
          </table:table-cell>
          <table:table-cell office:value-type="float" office:value="33369">
            <text:p>33369</text:p>
          </table:table-cell>
          <table:table-cell office:value-type="float" office:value="494.625">
            <text:p>494.625</text:p>
          </table:table-cell>
          <table:table-cell office:value-type="float" office:value="814.625">
            <text:p>814.625</text:p>
          </table:table-cell>
          <table:table-cell office:value-type="float" office:value="482">
            <text:p>482</text:p>
          </table:table-cell>
          <table:table-cell office:value-type="float" office:value="0.0440057829181495">
            <text:p>0.0440057829</text:p>
          </table:table-cell>
          <table:table-cell office:value-type="float" office:value="0.0420495018840654">
            <text:p>0.0420495019</text:p>
          </table:table-cell>
          <table:table-cell office:value-type="float" office:value="0.0144445443375588">
            <text:p>0.0144445443</text:p>
          </table:table-cell>
          <table:table-cell office:value-type="float" office:value="1.15781579771679">
            <text:p>1.1578157977</text:p>
          </table:table-cell>
          <table:table-cell office:value-type="float" office:value="1.15063885138728">
            <text:p>1.1506388514</text:p>
          </table:table-cell>
          <table:table-cell office:value-type="float" office:value="1.05096484910925">
            <text:p>1.0509648491</text:p>
          </table:table-cell>
          <table:table-cell office:value-type="float" office:value="16.0953609569061">
            <text:p>16.0953609569</text:p>
          </table:table-cell>
          <table:table-cell office:value-type="float" office:value="16.828270360404">
            <text:p>16.8282703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246">
            <text:p>20246</text:p>
          </table:table-cell>
          <table:table-cell office:value-type="float" office:value="35185">
            <text:p>35185</text:p>
          </table:table-cell>
          <table:table-cell office:value-type="float" office:value="605.75">
            <text:p>605.75</text:p>
          </table:table-cell>
          <table:table-cell office:value-type="float" office:value="1071.875">
            <text:p>1071.875</text:p>
          </table:table-cell>
          <table:table-cell office:value-type="float" office:value="177.75">
            <text:p>177.75</text:p>
          </table:table-cell>
          <table:table-cell office:value-type="float" office:value="0.0518399657680787">
            <text:p>0.0518399658</text:p>
          </table:table-cell>
          <table:table-cell office:value-type="float" office:value="0.0529425565543811">
            <text:p>0.0529425566</text:p>
          </table:table-cell>
          <table:table-cell office:value-type="float" office:value="0.00505186869404576">
            <text:p>0.0050518687</text:p>
          </table:table-cell>
          <table:table-cell office:value-type="float" office:value="1.18670714900791">
            <text:p>1.186707149</text:p>
          </table:table-cell>
          <table:table-cell office:value-type="float" office:value="1.19079265995758">
            <text:p>1.19079266</text:p>
          </table:table-cell>
          <table:table-cell office:value-type="float" office:value="1.01773156232867">
            <text:p>1.0177315623</text:p>
          </table:table-cell>
          <table:table-cell office:value-type="float" office:value="13.71455786918">
            <text:p>13.7145578692</text:p>
          </table:table-cell>
          <table:table-cell office:value-type="float" office:value="13.4360326237547">
            <text:p>13.4360326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715">
            <text:p>21715</text:p>
          </table:table-cell>
          <table:table-cell office:value-type="float" office:value="35310">
            <text:p>35310</text:p>
          </table:table-cell>
          <table:table-cell office:value-type="float" office:value="647">
            <text:p>647</text:p>
          </table:table-cell>
          <table:table-cell office:value-type="float" office:value="989.375">
            <text:p>989.375</text:p>
          </table:table-cell>
          <table:table-cell office:value-type="float" office:value="-29.125">
            <text:p>-29.125</text:p>
          </table:table-cell>
          <table:table-cell office:value-type="float" office:value="0.0492015209125475">
            <text:p>0.0492015209</text:p>
          </table:table-cell>
          <table:table-cell office:value-type="float" office:value="0.0455618236242229">
            <text:p>0.0455618236</text:p>
          </table:table-cell>
          <table:table-cell office:value-type="float" office:value="-0.000824837156612858">
            <text:p>-0.0008248372</text:p>
          </table:table-cell>
          <table:table-cell office:value-type="float" office:value="1.17695007092773">
            <text:p>1.1769500709</text:p>
          </table:table-cell>
          <table:table-cell office:value-type="float" office:value="1.16353510703783">
            <text:p>1.163535107</text:p>
          </table:table-cell>
          <table:table-cell office:value-type="float" office:value="0.997114403450271">
            <text:p>0.9971144035</text:p>
          </table:table-cell>
          <table:table-cell office:value-type="float" office:value="14.4317212394761">
            <text:p>14.4317212395</text:p>
          </table:table-cell>
          <table:table-cell office:value-type="float" office:value="15.5573327996674">
            <text:p>15.5573327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668">
            <text:p>22668</text:p>
          </table:table-cell>
          <table:table-cell office:value-type="float" office:value="33375">
            <text:p>33375</text:p>
          </table:table-cell>
          <table:table-cell office:value-type="float" office:value="645.125">
            <text:p>645.125</text:p>
          </table:table-cell>
          <table:table-cell office:value-type="float" office:value="655.375">
            <text:p>655.375</text:p>
          </table:table-cell>
          <table:table-cell office:value-type="float" office:value="-234.125">
            <text:p>-234.125</text:p>
          </table:table-cell>
          <table:table-cell office:value-type="float" office:value="0.0468194353726686">
            <text:p>0.0468194354</text:p>
          </table:table-cell>
          <table:table-cell office:value-type="float" office:value="0.0289119022410446">
            <text:p>0.0289119022</text:p>
          </table:table-cell>
          <table:table-cell office:value-type="float" office:value="-0.00701498127340824">
            <text:p>-0.0070149813</text:p>
          </table:table-cell>
          <table:table-cell office:value-type="float" office:value="1.16816446048043">
            <text:p>1.1681644605</text:p>
          </table:table-cell>
          <table:table-cell office:value-type="float" office:value="1.1028300181024">
            <text:p>1.1028300181</text:p>
          </table:table-cell>
          <table:table-cell office:value-type="float" office:value="0.975544017069113">
            <text:p>0.9755440171</text:p>
          </table:table-cell>
          <table:table-cell office:value-type="float" office:value="15.1486197010553">
            <text:p>15.1486197011</text:p>
          </table:table-cell>
          <table:table-cell office:value-type="float" office:value="24.3193850944338">
            <text:p>24.3193850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932">
            <text:p>22932</text:p>
          </table:table-cell>
          <table:table-cell office:value-type="float" office:value="32094">
            <text:p>32094</text:p>
          </table:table-cell>
          <table:table-cell office:value-type="float" office:value="757.75">
            <text:p>757.75</text:p>
          </table:table-cell>
          <table:table-cell office:value-type="float" office:value="328.75">
            <text:p>328.75</text:p>
          </table:table-cell>
          <table:table-cell office:value-type="float" office:value="473.875">
            <text:p>473.875</text:p>
          </table:table-cell>
          <table:table-cell office:value-type="float" office:value="0.0512339418526031">
            <text:p>0.0512339419</text:p>
          </table:table-cell>
          <table:table-cell office:value-type="float" office:value="0.0143358625501483">
            <text:p>0.0143358626</text:p>
          </table:table-cell>
          <table:table-cell office:value-type="float" office:value="0.0147652209135664">
            <text:p>0.0147652209</text:p>
          </table:table-cell>
          <table:table-cell office:value-type="float" office:value="1.18446363340771">
            <text:p>1.1844636334</text:p>
          </table:table-cell>
          <table:table-cell office:value-type="float" office:value="1.05057833215743">
            <text:p>1.0505783322</text:p>
          </table:table-cell>
          <table:table-cell office:value-type="float" office:value="1.05210557622479">
            <text:p>1.0521055762</text:p>
          </table:table-cell>
          <table:table-cell office:value-type="float" office:value="13.8727497309555">
            <text:p>13.872749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080">
            <text:p>22080</text:p>
          </table:table-cell>
          <table:table-cell office:value-type="float" office:value="33743">
            <text:p>33743</text:p>
          </table:table-cell>
          <table:table-cell office:value-type="float" office:value="818.125">
            <text:p>818.125</text:p>
          </table:table-cell>
          <table:table-cell office:value-type="float" office:value="-52.5">
            <text:p>-52.5</text:p>
          </table:table-cell>
          <table:table-cell office:value-type="float" office:value="189.75">
            <text:p>189.75</text:p>
          </table:table-cell>
          <table:table-cell office:value-type="float" office:value="0.0529188227684347">
            <text:p>0.0529188228</text:p>
          </table:table-cell>
          <table:table-cell office:value-type="float" office:value="-0.00237771739130435">
            <text:p>-0.0023777174</text:p>
          </table:table-cell>
          <table:table-cell office:value-type="float" office:value="0.00562338855466319">
            <text:p>0.0056233886</text:p>
          </table:table-cell>
          <table:table-cell office:value-type="float" office:value="1.19070466722379">
            <text:p>1.1907046672</text:p>
          </table:table-cell>
          <table:table-cell office:value-type="float" office:value="0.991689070068821">
            <text:p>0.9916890701</text:p>
          </table:table-cell>
          <table:table-cell office:value-type="float" office:value="1.01974384003904">
            <text:p>1.01974384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1808">
            <text:p>21808</text:p>
          </table:table-cell>
          <table:table-cell office:value-type="float" office:value="34740">
            <text:p>34740</text:p>
          </table:table-cell>
          <table:table-cell office:value-type="float" office:value="685">
            <text:p>685</text:p>
          </table:table-cell>
          <table:table-cell office:value-type="float" office:value="-105.125">
            <text:p>-105.125</text:p>
          </table:table-cell>
          <table:table-cell office:value-type="float" office:value="-129.5">
            <text:p>-129.5</text:p>
          </table:table-cell>
          <table:table-cell office:value-type="float" office:value="0.0421953923863496">
            <text:p>0.0421953924</text:p>
          </table:table-cell>
          <table:table-cell office:value-type="float" office:value="-0.00482047872340426">
            <text:p>-0.0048204787</text:p>
          </table:table-cell>
          <table:table-cell office:value-type="float" office:value="-0.00372769142199194">
            <text:p>-0.0037276914</text:p>
          </table:table-cell>
          <table:table-cell office:value-type="float" office:value="1.15117355758395">
            <text:p>1.1511735576</text:p>
          </table:table-cell>
          <table:table-cell office:value-type="float" office:value="0.983173869017726">
            <text:p>0.983173869</text:p>
          </table:table-cell>
          <table:table-cell office:value-type="float" office:value="0.98698031556237">
            <text:p>0.9869803156</text:p>
          </table:table-cell>
          <table:table-cell office:value-type="float" office:value="16.7712686084553">
            <text:p>16.77126860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640">
            <text:p>16640</text:p>
          </table:table-cell>
          <table:table-cell office:value-type="float" office:value="22273">
            <text:p>22273</text:p>
          </table:table-cell>
          <table:table-cell office:value-type="float" office:value="32497">
            <text:p>32497</text:p>
          </table:table-cell>
          <table:table-cell office:value-type="float" office:value="-105.75">
            <text:p>-105.75</text:p>
          </table:table-cell>
          <table:table-cell office:value-type="float" office:value="-156.875">
            <text:p>-156.875</text:p>
          </table:table-cell>
          <table:table-cell office:value-type="float" office:value="-243.5">
            <text:p>-243.5</text:p>
          </table:table-cell>
          <table:table-cell office:value-type="float" office:value="-0.00635516826923077">
            <text:p>-0.0063551683</text:p>
          </table:table-cell>
          <table:table-cell office:value-type="float" office:value="-0.00704328110268038">
            <text:p>-0.0070432811</text:p>
          </table:table-cell>
          <table:table-cell office:value-type="float" office:value="-0.0074929993537865">
            <text:p>-0.0074929994</text:p>
          </table:table-cell>
          <table:table-cell office:value-type="float" office:value="0.977836071858604">
            <text:p>0.9778360719</text:p>
          </table:table-cell>
          <table:table-cell office:value-type="float" office:value="0.975445747445654">
            <text:p>0.9754457474</text:p>
          </table:table-cell>
          <table:table-cell office:value-type="float" office:value="0.973884546538806">
            <text:p>0.97388454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846">
            <text:p>22846</text:p>
          </table:table-cell>
          <table:table-cell office:value-type="float" office:value="31963">
            <text:p>31963</text:p>
          </table:table-cell>
          <table:table-cell office:value-type="float" office:value="-87">
            <text:p>-87</text:p>
          </table:table-cell>
          <table:table-cell office:value-type="float" office:value="-121.5">
            <text:p>-121.5</text:p>
          </table:table-cell>
          <table:table-cell office:value-type="float" office:value="-112">
            <text:p>-112</text:p>
          </table:table-cell>
          <table:table-cell office:value-type="float" office:value="-0.00516259197721339">
            <text:p>-0.005162592</text:p>
          </table:table-cell>
          <table:table-cell office:value-type="float" office:value="-0.00531821763109516">
            <text:p>-0.0053182176</text:p>
          </table:table-cell>
          <table:table-cell office:value-type="float" office:value="-0.00350405155961581">
            <text:p>-0.0035040516</text:p>
          </table:table-cell>
          <table:table-cell office:value-type="float" office:value="0.981983166697363">
            <text:p>0.9819831667</text:p>
          </table:table-cell>
          <table:table-cell office:value-type="float" office:value="0.981441673831159">
            <text:p>0.9814416738</text:p>
          </table:table-cell>
          <table:table-cell office:value-type="float" office:value="0.987759885160916">
            <text:p>0.98775988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595">
            <text:p>16595</text:p>
          </table:table-cell>
          <table:table-cell office:value-type="float" office:value="23578">
            <text:p>23578</text:p>
          </table:table-cell>
          <table:table-cell office:value-type="float" office:value="34466">
            <text:p>34466</text:p>
          </table:table-cell>
          <table:table-cell office:value-type="float" office:value="-28">
            <text:p>-28</text:p>
          </table:table-cell>
          <table:table-cell office:value-type="float" office:value="97.5">
            <text:p>97.5</text:p>
          </table:table-cell>
          <table:table-cell office:value-type="float" office:value="-438.25">
            <text:p>-438.25</text:p>
          </table:table-cell>
          <table:table-cell office:value-type="float" office:value="-0.0016872551973486">
            <text:p>-0.0016872552</text:p>
          </table:table-cell>
          <table:table-cell office:value-type="float" office:value="0.00413521078971923">
            <text:p>0.0041352108</text:p>
          </table:table-cell>
          <table:table-cell office:value-type="float" office:value="-0.0127154296988336">
            <text:p>-0.0127154297</text:p>
          </table:table-cell>
          <table:table-cell office:value-type="float" office:value="0.994100186596278">
            <text:p>0.9941001866</text:p>
          </table:table-cell>
          <table:table-cell office:value-type="float" office:value="1.01450675370184">
            <text:p>1.0145067537</text:p>
          </table:table-cell>
          <table:table-cell office:value-type="float" office:value="0.955812893072837">
            <text:p>0.95581289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6090">
            <text:p>16090</text:p>
          </table:table-cell>
          <table:table-cell office:value-type="float" office:value="24125">
            <text:p>24125</text:p>
          </table:table-cell>
          <table:table-cell office:value-type="float" office:value="34343">
            <text:p>34343</text:p>
          </table:table-cell>
          <table:table-cell office:value-type="float" office:value="-75.25">
            <text:p>-75.25</text:p>
          </table:table-cell>
          <table:table-cell office:value-type="float" office:value="-679.5">
            <text:p>-679.5</text:p>
          </table:table-cell>
          <table:table-cell office:value-type="float" office:value="-1061.75">
            <text:p>-1061.75</text:p>
          </table:table-cell>
          <table:table-cell office:value-type="float" office:value="-0.00467681789931635">
            <text:p>-0.0046768179</text:p>
          </table:table-cell>
          <table:table-cell office:value-type="float" office:value="-0.0281658031088083">
            <text:p>-0.0281658031</text:p>
          </table:table-cell>
          <table:table-cell office:value-type="float" office:value="-0.0309160527618438">
            <text:p>-0.0309160528</text:p>
          </table:table-cell>
          <table:table-cell office:value-type="float" office:value="0.983674007698693">
            <text:p>0.9836740077</text:p>
          </table:table-cell>
          <table:table-cell office:value-type="float" office:value="0.902974581550109">
            <text:p>0.9029745816</text:p>
          </table:table-cell>
          <table:table-cell office:value-type="float" office:value="0.893667187877558">
            <text:p>0.8936671879</text:p>
          </table:table-cell>
          <table:table-cell office:value-type="float" office:value="0">
            <text:p>0</text:p>
          </table:table-cell>
          <table:table-cell office:value-type="float" office:value="-24.2613063015998">
            <text:p>-24.2613063016</text:p>
          </table:table-cell>
          <table:table-cell office:value-type="float" office:value="-22.0719125625001">
            <text:p>-22.071912562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484">
            <text:p>16484</text:p>
          </table:table-cell>
          <table:table-cell office:value-type="float" office:value="22485">
            <text:p>22485</text:p>
          </table:table-cell>
          <table:table-cell office:value-type="float" office:value="32351">
            <text:p>32351</text:p>
          </table:table-cell>
          <table:table-cell office:value-type="float" office:value="-150.5">
            <text:p>-150.5</text:p>
          </table:table-cell>
          <table:table-cell office:value-type="float" office:value="-138.25">
            <text:p>-138.25</text:p>
          </table:table-cell>
          <table:table-cell office:value-type="float" office:value="-1392.75">
            <text:p>-1392.75</text:p>
          </table:table-cell>
          <table:table-cell office:value-type="float" office:value="-0.00913006551807814">
            <text:p>-0.0091300655</text:p>
          </table:table-cell>
          <table:table-cell office:value-type="float" office:value="-0.00614854347342673">
            <text:p>-0.0061485435</text:p>
          </table:table-cell>
          <table:table-cell office:value-type="float" office:value="-0.0430512194368026">
            <text:p>-0.0430512194</text:p>
          </table:table-cell>
          <table:table-cell office:value-type="float" office:value="0.968208152555601">
            <text:p>0.9682081526</text:p>
          </table:table-cell>
          <table:table-cell office:value-type="float" office:value="0.978554194833222">
            <text:p>0.9785541948</text:p>
          </table:table-cell>
          <table:table-cell office:value-type="float" office:value="0.852953410661383">
            <text:p>0.8529534107</text:p>
          </table:table-cell>
          <table:table-cell table:number-columns-repeated="2" office:value-type="float" office:value="0">
            <text:p>0</text:p>
          </table:table-cell>
          <table:table-cell office:value-type="float" office:value="-15.7514083791857">
            <text:p>-15.751408379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6660">
            <text:p>16660</text:p>
          </table:table-cell>
          <table:table-cell office:value-type="float" office:value="22168">
            <text:p>22168</text:p>
          </table:table-cell>
          <table:table-cell office:value-type="float" office:value="31468">
            <text:p>31468</text:p>
          </table:table-cell>
          <table:table-cell office:value-type="float" office:value="-58.375">
            <text:p>-58.375</text:p>
          </table:table-cell>
          <table:table-cell office:value-type="float" office:value="-75.25">
            <text:p>-75.25</text:p>
          </table:table-cell>
          <table:table-cell office:value-type="float" office:value="-113.5">
            <text:p>-113.5</text:p>
          </table:table-cell>
          <table:table-cell office:value-type="float" office:value="-0.00350390156062425">
            <text:p>-0.0035039016</text:p>
          </table:table-cell>
          <table:table-cell office:value-type="float" office:value="-0.00339453265968964">
            <text:p>-0.0033945327</text:p>
          </table:table-cell>
          <table:table-cell office:value-type="float" office:value="-0.00360683869327571">
            <text:p>-0.0036068387</text:p>
          </table:table-cell>
          <table:table-cell office:value-type="float" office:value="0.987760408097062">
            <text:p>0.9877604081</text:p>
          </table:table-cell>
          <table:table-cell office:value-type="float" office:value="0.988141720480962">
            <text:p>0.9881417205</text:p>
          </table:table-cell>
          <table:table-cell office:value-type="float" office:value="0.987401562772839">
            <text:p>0.9874015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138">
            <text:p>15138</text:p>
          </table:table-cell>
          <table:table-cell office:value-type="float" office:value="21152">
            <text:p>21152</text:p>
          </table:table-cell>
          <table:table-cell office:value-type="float" office:value="33210">
            <text:p>33210</text:p>
          </table:table-cell>
          <table:table-cell office:value-type="float" office:value="-843.125">
            <text:p>-843.125</text:p>
          </table:table-cell>
          <table:table-cell office:value-type="float" office:value="-104">
            <text:p>-104</text:p>
          </table:table-cell>
          <table:table-cell office:value-type="float" office:value="-468.375">
            <text:p>-468.375</text:p>
          </table:table-cell>
          <table:table-cell office:value-type="float" office:value="-0.0556959307702471">
            <text:p>-0.0556959308</text:p>
          </table:table-cell>
          <table:table-cell office:value-type="float" office:value="-0.00491679273827534">
            <text:p>-0.0049167927</text:p>
          </table:table-cell>
          <table:table-cell office:value-type="float" office:value="-0.0141034327009937">
            <text:p>-0.0141034327</text:p>
          </table:table-cell>
          <table:table-cell office:value-type="float" office:value="0.811144234244689">
            <text:p>0.8111442342</text:p>
          </table:table-cell>
          <table:table-cell office:value-type="float" office:value="0.982838608123665">
            <text:p>0.9828386081</text:p>
          </table:table-cell>
          <table:table-cell office:value-type="float" office:value="0.951027842901867">
            <text:p>0.9510278429</text:p>
          </table:table-cell>
          <table:table-cell office:value-type="float" office:value="-12.0953196900322">
            <text:p>-12.095319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2361">
            <text:p>12361</text:p>
          </table:table-cell>
          <table:table-cell office:value-type="float" office:value="20464">
            <text:p>20464</text:p>
          </table:table-cell>
          <table:table-cell office:value-type="float" office:value="33670">
            <text:p>33670</text:p>
          </table:table-cell>
          <table:table-cell office:value-type="float" office:value="-1023.25">
            <text:p>-1023.25</text:p>
          </table:table-cell>
          <table:table-cell office:value-type="float" office:value="-76.375">
            <text:p>-76.375</text:p>
          </table:table-cell>
          <table:table-cell office:value-type="float" office:value="-904.75">
            <text:p>-904.75</text:p>
          </table:table-cell>
          <table:table-cell office:value-type="float" office:value="-0.0827805193754551">
            <text:p>-0.0827805194</text:p>
          </table:table-cell>
          <table:table-cell office:value-type="float" office:value="-0.00373216379984363">
            <text:p>-0.0037321638</text:p>
          </table:table-cell>
          <table:table-cell office:value-type="float" office:value="-0.0268711018711019">
            <text:p>-0.0268711019</text:p>
          </table:table-cell>
          <table:table-cell office:value-type="float" office:value="0.723699306386525">
            <text:p>0.7236993064</text:p>
          </table:table-cell>
          <table:table-cell office:value-type="float" office:value="0.98696472763194">
            <text:p>0.9869647276</text:p>
          </table:table-cell>
          <table:table-cell office:value-type="float" office:value="0.907366373438047">
            <text:p>0.9073663734</text:p>
          </table:table-cell>
          <table:table-cell office:value-type="float" office:value="-8.02174865750717">
            <text:p>-8.0217486575</text:p>
          </table:table-cell>
          <table:table-cell office:value-type="float" office:value="0">
            <text:p>0</text:p>
          </table:table-cell>
          <table:table-cell office:value-type="float" office:value="-25.4471175728534">
            <text:p>-25.447117572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10296">
            <text:p>10296</text:p>
          </table:table-cell>
          <table:table-cell office:value-type="float" office:value="18652">
            <text:p>18652</text:p>
          </table:table-cell>
          <table:table-cell office:value-type="float" office:value="31276">
            <text:p>31276</text:p>
          </table:table-cell>
          <table:table-cell office:value-type="float" office:value="-773.5">
            <text:p>-773.5</text:p>
          </table:table-cell>
          <table:table-cell office:value-type="float" office:value="-776">
            <text:p>-776</text:p>
          </table:table-cell>
          <table:table-cell office:value-type="float" office:value="-1162.75">
            <text:p>-1162.75</text:p>
          </table:table-cell>
          <table:table-cell office:value-type="float" office:value="-0.0751262626262626">
            <text:p>-0.0751262626</text:p>
          </table:table-cell>
          <table:table-cell office:value-type="float" office:value="-0.0416041175209093">
            <text:p>-0.0416041175</text:p>
          </table:table-cell>
          <table:table-cell office:value-type="float" office:value="-0.0371770686788592">
            <text:p>-0.0371770687</text:p>
          </table:table-cell>
          <table:table-cell office:value-type="float" office:value="0.748120233267014">
            <text:p>0.7481202333</text:p>
          </table:table-cell>
          <table:table-cell office:value-type="float" office:value="0.857778157762417">
            <text:p>0.8577781578</text:p>
          </table:table-cell>
          <table:table-cell office:value-type="float" office:value="0.872589243117676">
            <text:p>0.8725892431</text:p>
          </table:table-cell>
          <table:table-cell office:value-type="float" office:value="-8.87534544545216">
            <text:p>-8.8753454455</text:p>
          </table:table-cell>
          <table:table-cell office:value-type="float" office:value="-16.3115147125217">
            <text:p>-16.3115147125</text:p>
          </table:table-cell>
          <table:table-cell office:value-type="float" office:value="-18.2957199003564">
            <text:p>-18.295719900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0777">
            <text:p>10777</text:p>
          </table:table-cell>
          <table:table-cell office:value-type="float" office:value="19275">
            <text:p>19275</text:p>
          </table:table-cell>
          <table:table-cell office:value-type="float" office:value="30487">
            <text:p>30487</text:p>
          </table:table-cell>
          <table:table-cell office:value-type="float" office:value="-730.375">
            <text:p>-730.375</text:p>
          </table:table-cell>
          <table:table-cell office:value-type="float" office:value="-1087">
            <text:p>-1087</text:p>
          </table:table-cell>
          <table:table-cell office:value-type="float" office:value="-106.375">
            <text:p>-106.375</text:p>
          </table:table-cell>
          <table:table-cell office:value-type="float" office:value="-0.067771643314466">
            <text:p>-0.0677716433</text:p>
          </table:table-cell>
          <table:table-cell office:value-type="float" office:value="-0.0563942931258106">
            <text:p>-0.0563942931</text:p>
          </table:table-cell>
          <table:table-cell office:value-type="float" office:value="-0.00348919211467183">
            <text:p>-0.0034891921</text:p>
          </table:table-cell>
          <table:table-cell office:value-type="float" office:value="0.771801519848954">
            <text:p>0.7718015198</text:p>
          </table:table-cell>
          <table:table-cell office:value-type="float" office:value="0.808853394002096">
            <text:p>0.808853394</text:p>
          </table:table-cell>
          <table:table-cell office:value-type="float" office:value="0.98781168954341">
            <text:p>0.9878116895</text:p>
          </table:table-cell>
          <table:table-cell office:value-type="float" office:value="-9.87706050519463">
            <text:p>-9.8770605052</text:p>
          </table:table-cell>
          <table:table-cell office:value-type="float" office:value="-11.941160987904">
            <text:p>-11.9411609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1661">
            <text:p>11661</text:p>
          </table:table-cell>
          <table:table-cell office:value-type="float" office:value="18986">
            <text:p>18986</text:p>
          </table:table-cell>
          <table:table-cell office:value-type="float" office:value="32323">
            <text:p>32323</text:p>
          </table:table-cell>
          <table:table-cell office:value-type="float" office:value="-568.5">
            <text:p>-568.5</text:p>
          </table:table-cell>
          <table:table-cell office:value-type="float" office:value="-285.5">
            <text:p>-285.5</text:p>
          </table:table-cell>
          <table:table-cell office:value-type="float" office:value="-422.25">
            <text:p>-422.25</text:p>
          </table:table-cell>
          <table:table-cell office:value-type="float" office:value="-0.0487522510933882">
            <text:p>-0.0487522511</text:p>
          </table:table-cell>
          <table:table-cell office:value-type="float" office:value="-0.0150373959759823">
            <text:p>-0.015037396</text:p>
          </table:table-cell>
          <table:table-cell office:value-type="float" office:value="-0.0130634532685704">
            <text:p>-0.0130634533</text:p>
          </table:table-cell>
          <table:table-cell office:value-type="float" office:value="0.83402561386702">
            <text:p>0.8340256139</text:p>
          </table:table-cell>
          <table:table-cell office:value-type="float" office:value="0.947812315708429">
            <text:p>0.9478123157</text:p>
          </table:table-cell>
          <table:table-cell office:value-type="float" office:value="0.954612395030152">
            <text:p>0.954612395</text:p>
          </table:table-cell>
          <table:table-cell office:value-type="float" office:value="-13.8682867105717">
            <text:p>-13.8682867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60">
            <text:p>860</text:p>
          </table:table-cell>
          <table:table-cell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1154">
            <text:p>11154</text:p>
          </table:table-cell>
          <table:table-cell office:value-type="float" office:value="18662">
            <text:p>18662</text:p>
          </table:table-cell>
          <table:table-cell office:value-type="float" office:value="32947">
            <text:p>32947</text:p>
          </table:table-cell>
          <table:table-cell office:value-type="float" office:value="-233.75">
            <text:p>-233.75</text:p>
          </table:table-cell>
          <table:table-cell office:value-type="float" office:value="-433.125">
            <text:p>-433.125</text:p>
          </table:table-cell>
          <table:table-cell office:value-type="float" office:value="-954.75">
            <text:p>-954.75</text:p>
          </table:table-cell>
          <table:table-cell office:value-type="float" office:value="-0.020956607495069">
            <text:p>-0.0209566075</text:p>
          </table:table-cell>
          <table:table-cell office:value-type="float" office:value="-0.023208927231808">
            <text:p>-0.0232089272</text:p>
          </table:table-cell>
          <table:table-cell office:value-type="float" office:value="-0.0289783591829302">
            <text:p>-0.0289783592</text:p>
          </table:table-cell>
          <table:table-cell office:value-type="float" office:value="0.927512665386755">
            <text:p>0.9275126654</text:p>
          </table:table-cell>
          <table:table-cell office:value-type="float" office:value="0.919824517123045">
            <text:p>0.9198245171</text:p>
          </table:table-cell>
          <table:table-cell office:value-type="float" office:value="0.900221643649577">
            <text:p>0.9002216436</text:p>
          </table:table-cell>
          <table:table-cell office:value-type="float" office:value="-32.7275555754872">
            <text:p>-32.7275555755</text:p>
          </table:table-cell>
          <table:table-cell office:value-type="float" office:value="-29.5176115695171">
            <text:p>-29.5176115695</text:p>
          </table:table-cell>
          <table:table-cell office:value-type="float" office:value="-23.5712043148683">
            <text:p>-23.571204314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9728">
            <text:p>9728</text:p>
          </table:table-cell>
          <table:table-cell office:value-type="float" office:value="16932">
            <text:p>16932</text:p>
          </table:table-cell>
          <table:table-cell office:value-type="float" office:value="30002">
            <text:p>30002</text:p>
          </table:table-cell>
          <table:table-cell office:value-type="float" office:value="-858.5">
            <text:p>-858.5</text:p>
          </table:table-cell>
          <table:table-cell office:value-type="float" office:value="-693.875">
            <text:p>-693.875</text:p>
          </table:table-cell>
          <table:table-cell office:value-type="float" office:value="-1248.875">
            <text:p>-1248.875</text:p>
          </table:table-cell>
          <table:table-cell office:value-type="float" office:value="-0.0882504111842105">
            <text:p>-0.0882504112</text:p>
          </table:table-cell>
          <table:table-cell office:value-type="float" office:value="-0.0409800968580203">
            <text:p>-0.0409800969</text:p>
          </table:table-cell>
          <table:table-cell office:value-type="float" office:value="-0.0416263915738951">
            <text:p>-0.0416263916</text:p>
          </table:table-cell>
          <table:table-cell office:value-type="float" office:value="0.70638830560066">
            <text:p>0.7063883056</text:p>
          </table:table-cell>
          <table:table-cell office:value-type="float" office:value="0.859861222940375">
            <text:p>0.8598612229</text:p>
          </table:table-cell>
          <table:table-cell office:value-type="float" office:value="0.857703832183275">
            <text:p>0.8577038322</text:p>
          </table:table-cell>
          <table:table-cell office:value-type="float" office:value="-7.5024129096592">
            <text:p>-7.5024129097</text:p>
          </table:table-cell>
          <table:table-cell office:value-type="float" office:value="-16.5652491925117">
            <text:p>-16.5652491925</text:p>
          </table:table-cell>
          <table:table-cell office:value-type="float" office:value="-16.3025984054376">
            <text:p>-16.302598405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9968">
            <text:p>9968</text:p>
          </table:table-cell>
          <table:table-cell office:value-type="float" office:value="16710">
            <text:p>16710</text:p>
          </table:table-cell>
          <table:table-cell office:value-type="float" office:value="29342">
            <text:p>29342</text:p>
          </table:table-cell>
          <table:table-cell office:value-type="float" office:value="-776.75">
            <text:p>-776.75</text:p>
          </table:table-cell>
          <table:table-cell office:value-type="float" office:value="-950.25">
            <text:p>-950.25</text:p>
          </table:table-cell>
          <table:table-cell office:value-type="float" office:value="-1367.75">
            <text:p>-1367.75</text:p>
          </table:table-cell>
          <table:table-cell office:value-type="float" office:value="-0.0779243579454254">
            <text:p>-0.0779243579</text:p>
          </table:table-cell>
          <table:table-cell office:value-type="float" office:value="-0.0568671454219031">
            <text:p>-0.0568671454</text:p>
          </table:table-cell>
          <table:table-cell office:value-type="float" office:value="-0.0466140685706496">
            <text:p>-0.0466140686</text:p>
          </table:table-cell>
          <table:table-cell office:value-type="float" office:value="0.739166270090976">
            <text:p>0.7391662701</text:p>
          </table:table-cell>
          <table:table-cell office:value-type="float" office:value="0.807303380591074">
            <text:p>0.8073033806</text:p>
          </table:table-cell>
          <table:table-cell office:value-type="float" office:value="0.841109587924597">
            <text:p>0.8411095879</text:p>
          </table:table-cell>
          <table:table-cell office:value-type="float" office:value="-8.54386932869878">
            <text:p>-8.5438693287</text:p>
          </table:table-cell>
          <table:table-cell office:value-type="float" office:value="-11.8389312208537">
            <text:p>-11.8389312209</text:p>
          </table:table-cell>
          <table:table-cell office:value-type="float" office:value="-14.5205829838173">
            <text:p>-14.520582983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9152">
            <text:p>9152</text:p>
          </table:table-cell>
          <table:table-cell office:value-type="float" office:value="15636">
            <text:p>15636</text:p>
          </table:table-cell>
          <table:table-cell office:value-type="float" office:value="25447">
            <text:p>25447</text:p>
          </table:table-cell>
          <table:table-cell office:value-type="float" office:value="-622.75">
            <text:p>-622.75</text:p>
          </table:table-cell>
          <table:table-cell office:value-type="float" office:value="-58.5">
            <text:p>-58.5</text:p>
          </table:table-cell>
          <table:table-cell office:value-type="float" office:value="-1664.75">
            <text:p>-1664.75</text:p>
          </table:table-cell>
          <table:table-cell office:value-type="float" office:value="-0.068045236013986">
            <text:p>-0.068045236</text:p>
          </table:table-cell>
          <table:table-cell office:value-type="float" office:value="-0.00374136607828089">
            <text:p>-0.0037413661</text:p>
          </table:table-cell>
          <table:table-cell office:value-type="float" office:value="-0.0654202852988564">
            <text:p>-0.0654202853</text:p>
          </table:table-cell>
          <table:table-cell office:value-type="float" office:value="0.770916776073679">
            <text:p>0.7709167761</text:p>
          </table:table-cell>
          <table:table-cell office:value-type="float" office:value="0.986932654453475">
            <text:p>0.9869326545</text:p>
          </table:table-cell>
          <table:table-cell office:value-type="float" office:value="0.779417436362027">
            <text:p>0.7794174364</text:p>
          </table:table-cell>
          <table:table-cell office:value-type="float" office:value="-9.83592060821446">
            <text:p>-9.8359206082</text:p>
          </table:table-cell>
          <table:table-cell office:value-type="float" office:value="0">
            <text:p>0</text:p>
          </table:table-cell>
          <table:table-cell office:value-type="float" office:value="-10.2448129788431">
            <text:p>-10.244812978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68">
            <text:p>468</text:p>
          </table:table-cell>
          <table:table-cell office:value-type="float" office:value="8752">
            <text:p>8752</text:p>
          </table:table-cell>
          <table:table-cell office:value-type="float" office:value="14687">
            <text:p>14687</text:p>
          </table:table-cell>
          <table:table-cell office:value-type="float" office:value="21070">
            <text:p>21070</text:p>
          </table:table-cell>
          <table:table-cell office:value-type="float" office:value="-218.625">
            <text:p>-218.625</text:p>
          </table:table-cell>
          <table:table-cell office:value-type="float" office:value="-1533.625">
            <text:p>-1533.625</text:p>
          </table:table-cell>
          <table:table-cell office:value-type="float" office:value="-109.375">
            <text:p>-109.375</text:p>
          </table:table-cell>
          <table:table-cell office:value-type="float" office:value="-0.0249800045703839">
            <text:p>-0.0249800046</text:p>
          </table:table-cell>
          <table:table-cell office:value-type="float" office:value="-0.104420576019609">
            <text:p>-0.104420576</text:p>
          </table:table-cell>
          <table:table-cell office:value-type="float" office:value="-0.00519102990033223">
            <text:p>-0.0051910299</text:p>
          </table:table-cell>
          <table:table-cell office:value-type="float" office:value="0.913793025235196">
            <text:p>0.9137930252</text:p>
          </table:table-cell>
          <table:table-cell office:value-type="float" office:value="0.655899151056051">
            <text:p>0.6558991511</text:p>
          </table:table-cell>
          <table:table-cell office:value-type="float" office:value="0.981884211060032">
            <text:p>0.9818842111</text:p>
          </table:table-cell>
          <table:table-cell office:value-type="float" office:value="-27.4000458100678">
            <text:p>-27.4000458101</text:p>
          </table:table-cell>
          <table:table-cell office:value-type="float" office:value="-6.28508995705643">
            <text:p>-6.2850899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510">
            <text:p>510</text:p>
          </table:table-cell>
          <table:table-cell office:value-type="float" office:value="9728">
            <text:p>9728</text:p>
          </table:table-cell>
          <table:table-cell office:value-type="float" office:value="13824">
            <text:p>13824</text:p>
          </table:table-cell>
          <table:table-cell office:value-type="float" office:value="21280">
            <text:p>21280</text:p>
          </table:table-cell>
          <table:table-cell office:value-type="float" office:value="-858.5">
            <text:p>-858.5</text:p>
          </table:table-cell>
          <table:table-cell office:value-type="float" office:value="126">
            <text:p>126</text:p>
          </table:table-cell>
          <table:table-cell office:value-type="float" office:value="271.25">
            <text:p>271.25</text:p>
          </table:table-cell>
          <table:table-cell office:value-type="float" office:value="-0.0882504111842105">
            <text:p>-0.0882504112</text:p>
          </table:table-cell>
          <table:table-cell office:value-type="float" office:value="0.00911458333333333">
            <text:p>0.0091145833</text:p>
          </table:table-cell>
          <table:table-cell office:value-type="float" office:value="0.0127467105263158">
            <text:p>0.0127467105</text:p>
          </table:table-cell>
          <table:table-cell office:value-type="float" office:value="0.70638830560066">
            <text:p>0.7063883056</text:p>
          </table:table-cell>
          <table:table-cell office:value-type="float" office:value="1.03206386990017">
            <text:p>1.0320638699</text:p>
          </table:table-cell>
          <table:table-cell office:value-type="float" office:value="1.04493194495542">
            <text:p>1.044931945</text:p>
          </table:table-cell>
          <table:table-cell office:value-type="float" office:value="-7.5024129096592">
            <text:p>-7.50241290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9968">
            <text:p>9968</text:p>
          </table:table-cell>
          <table:table-cell office:value-type="float" office:value="14333">
            <text:p>14333</text:p>
          </table:table-cell>
          <table:table-cell office:value-type="float" office:value="23680">
            <text:p>23680</text:p>
          </table:table-cell>
          <table:table-cell office:value-type="float" office:value="-776.75">
            <text:p>-776.75</text:p>
          </table:table-cell>
          <table:table-cell office:value-type="float" office:value="-998.875">
            <text:p>-998.875</text:p>
          </table:table-cell>
          <table:table-cell office:value-type="float" office:value="-194.25">
            <text:p>-194.25</text:p>
          </table:table-cell>
          <table:table-cell office:value-type="float" office:value="-0.0779243579454254">
            <text:p>-0.0779243579</text:p>
          </table:table-cell>
          <table:table-cell office:value-type="float" office:value="-0.0696905741994">
            <text:p>-0.0696905742</text:p>
          </table:table-cell>
          <table:table-cell office:value-type="float" office:value="-0.008203125">
            <text:p>-0.008203125</text:p>
          </table:table-cell>
          <table:table-cell office:value-type="float" office:value="0.739166270090976">
            <text:p>0.7391662701</text:p>
          </table:table-cell>
          <table:table-cell office:value-type="float" office:value="0.765602271521294">
            <text:p>0.7656022715</text:p>
          </table:table-cell>
          <table:table-cell office:value-type="float" office:value="0.971420953369141">
            <text:p>0.9714209534</text:p>
          </table:table-cell>
          <table:table-cell office:value-type="float" office:value="-8.54386932869878">
            <text:p>-8.5438693287</text:p>
          </table:table-cell>
          <table:table-cell office:value-type="float" office:value="-9.5953220055265">
            <text:p>-9.5953220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9152">
            <text:p>9152</text:p>
          </table:table-cell>
          <table:table-cell office:value-type="float" office:value="13728">
            <text:p>13728</text:p>
          </table:table-cell>
          <table:table-cell office:value-type="float" office:value="22274">
            <text:p>22274</text:p>
          </table:table-cell>
          <table:table-cell office:value-type="float" office:value="-622.75">
            <text:p>-622.75</text:p>
          </table:table-cell>
          <table:table-cell office:value-type="float" office:value="-752.375">
            <text:p>-752.375</text:p>
          </table:table-cell>
          <table:table-cell office:value-type="float" office:value="-115.625">
            <text:p>-115.625</text:p>
          </table:table-cell>
          <table:table-cell office:value-type="float" office:value="-0.068045236013986">
            <text:p>-0.068045236</text:p>
          </table:table-cell>
          <table:table-cell office:value-type="float" office:value="-0.0548058712121212">
            <text:p>-0.0548058712</text:p>
          </table:table-cell>
          <table:table-cell office:value-type="float" office:value="-0.00519102990033223">
            <text:p>-0.0051910299</text:p>
          </table:table-cell>
          <table:table-cell office:value-type="float" office:value="0.770916776073679">
            <text:p>0.7709167761</text:p>
          </table:table-cell>
          <table:table-cell office:value-type="float" office:value="0.814066670455442">
            <text:p>0.8140666705</text:p>
          </table:table-cell>
          <table:table-cell office:value-type="float" office:value="0.981884211060032">
            <text:p>0.9818842111</text:p>
          </table:table-cell>
          <table:table-cell office:value-type="float" office:value="-9.83592060821446">
            <text:p>-9.8359206082</text:p>
          </table:table-cell>
          <table:table-cell office:value-type="float" office:value="-12.2974869736581">
            <text:p>-12.29748697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580">
            <text:p>580</text:p>
          </table:table-cell>
          <table:table-cell office:value-type="float" office:value="8752">
            <text:p>8752</text:p>
          </table:table-cell>
          <table:table-cell office:value-type="float" office:value="13824">
            <text:p>13824</text:p>
          </table:table-cell>
          <table:table-cell office:value-type="float" office:value="22496">
            <text:p>22496</text:p>
          </table:table-cell>
          <table:table-cell office:value-type="float" office:value="-218.625">
            <text:p>-218.625</text:p>
          </table:table-cell>
          <table:table-cell office:value-type="float" office:value="-135.375">
            <text:p>-135.375</text:p>
          </table:table-cell>
          <table:table-cell office:value-type="float" office:value="286.75">
            <text:p>286.75</text:p>
          </table:table-cell>
          <table:table-cell office:value-type="float" office:value="-0.0249800045703839">
            <text:p>-0.0249800046</text:p>
          </table:table-cell>
          <table:table-cell office:value-type="float" office:value="-0.00979275173611111">
            <text:p>-0.0097927517</text:p>
          </table:table-cell>
          <table:table-cell office:value-type="float" office:value="0.0127467105263158">
            <text:p>0.0127467105</text:p>
          </table:table-cell>
          <table:table-cell office:value-type="float" office:value="0.913793025235196">
            <text:p>0.9137930252</text:p>
          </table:table-cell>
          <table:table-cell office:value-type="float" office:value="0.965913328977279">
            <text:p>0.965913329</text:p>
          </table:table-cell>
          <table:table-cell office:value-type="float" office:value="1.04493194495542">
            <text:p>1.044931945</text:p>
          </table:table-cell>
          <table:table-cell office:value-type="float" office:value="-27.4000458100678">
            <text:p>-27.4000458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614">
            <text:p>614</text:p>
          </table:table-cell>
          <table:table-cell office:value-type="float" office:value="9968">
            <text:p>9968</text:p>
          </table:table-cell>
          <table:table-cell office:value-type="float" office:value="14234">
            <text:p>14234</text:p>
          </table:table-cell>
          <table:table-cell office:value-type="float" office:value="23051">
            <text:p>23051</text:p>
          </table:table-cell>
          <table:table-cell office:value-type="float" office:value="32">
            <text:p>32</text:p>
          </table:table-cell>
          <table:table-cell office:value-type="float" office:value="140.25">
            <text:p>140.25</text:p>
          </table:table-cell>
          <table:table-cell office:value-type="float" office:value="397.75">
            <text:p>397.75</text:p>
          </table:table-cell>
          <table:table-cell office:value-type="float" office:value="0.00321027287319422">
            <text:p>0.0032102729</text:p>
          </table:table-cell>
          <table:table-cell office:value-type="float" office:value="0.0098531684698609">
            <text:p>0.0098531685</text:p>
          </table:table-cell>
          <table:table-cell office:value-type="float" office:value="0.0172552166934189">
            <text:p>0.0172552167</text:p>
          </table:table-cell>
          <table:table-cell office:value-type="float" office:value="1.01125615452594">
            <text:p>1.0112561545</text:p>
          </table:table-cell>
          <table:table-cell office:value-type="float" office:value="1.03467637610515">
            <text:p>1.0346763761</text:p>
          </table:table-cell>
          <table:table-cell office:value-type="float" office:value="1.06097683373311">
            <text:p>1.06097683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572">
            <text:p>572</text:p>
          </table:table-cell>
          <table:table-cell office:value-type="float" office:value="9104">
            <text:p>9104</text:p>
          </table:table-cell>
          <table:table-cell office:value-type="float" office:value="13755">
            <text:p>13755</text:p>
          </table:table-cell>
          <table:table-cell office:value-type="float" office:value="22960">
            <text:p>22960</text:p>
          </table:table-cell>
          <table:table-cell office:value-type="float" office:value="-210">
            <text:p>-210</text:p>
          </table:table-cell>
          <table:table-cell office:value-type="float" office:value="-88.125">
            <text:p>-88.125</text:p>
          </table:table-cell>
          <table:table-cell office:value-type="float" office:value="-236.25">
            <text:p>-236.25</text:p>
          </table:table-cell>
          <table:table-cell office:value-type="float" office:value="-0.023066783831283">
            <text:p>-0.0230667838</text:p>
          </table:table-cell>
          <table:table-cell office:value-type="float" office:value="-0.00640676117775354">
            <text:p>-0.0064067612</text:p>
          </table:table-cell>
          <table:table-cell office:value-type="float" office:value="-0.0102896341463415">
            <text:p>-0.0102896341</text:p>
          </table:table-cell>
          <table:table-cell office:value-type="float" office:value="0.920309126562495">
            <text:p>0.9203091266</text:p>
          </table:table-cell>
          <table:table-cell office:value-type="float" office:value="0.977656787191889">
            <text:p>0.9776567872</text:p>
          </table:table-cell>
          <table:table-cell office:value-type="float" office:value="0.964193798566701">
            <text:p>0.9641937986</text:p>
          </table:table-cell>
          <table:table-cell office:value-type="float" office:value="-29.7016590525291">
            <text:p>-29.70165905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561">
            <text:p>561</text:p>
          </table:table-cell>
          <table:table-cell office:value-type="float" office:value="8240">
            <text:p>8240</text:p>
          </table:table-cell>
          <table:table-cell office:value-type="float" office:value="13155">
            <text:p>13155</text:p>
          </table:table-cell>
          <table:table-cell office:value-type="float" office:value="21525">
            <text:p>21525</text:p>
          </table:table-cell>
          <table:table-cell office:value-type="float" office:value="-80">
            <text:p>-80</text:p>
          </table:table-cell>
          <table:table-cell office:value-type="float" office:value="-97.5">
            <text:p>-97.5</text:p>
          </table:table-cell>
          <table:table-cell office:value-type="float" office:value="-249.375">
            <text:p>-249.375</text:p>
          </table:table-cell>
          <table:table-cell office:value-type="float" office:value="-0.00970873786407767">
            <text:p>-0.0097087379</text:p>
          </table:table-cell>
          <table:table-cell office:value-type="float" office:value="-0.00741163055872292">
            <text:p>-0.0074116306</text:p>
          </table:table-cell>
          <table:table-cell office:value-type="float" office:value="-0.0115853658536585">
            <text:p>-0.0115853659</text:p>
          </table:table-cell>
          <table:table-cell office:value-type="float" office:value="0.966204166273918">
            <text:p>0.9662041663</text:p>
          </table:table-cell>
          <table:table-cell office:value-type="float" office:value="0.974166960288846">
            <text:p>0.9741669603</text:p>
          </table:table-cell>
          <table:table-cell office:value-type="float" office:value="0.959714292088043">
            <text:p>0.95971429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8640">
            <text:p>8640</text:p>
          </table:table-cell>
          <table:table-cell office:value-type="float" office:value="14160">
            <text:p>14160</text:p>
          </table:table-cell>
          <table:table-cell office:value-type="float" office:value="23051">
            <text:p>2305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-0.00231481481481481">
            <text:p>-0.0023148148</text:p>
          </table:table-cell>
          <table:table-cell office:value-type="float" office:value="0.00353107344632768">
            <text:p>0.0035310734</text:p>
          </table:table-cell>
          <table:table-cell office:value-type="float" office:value="0.00321027287319422">
            <text:p>0.0032102729</text:p>
          </table:table-cell>
          <table:table-cell office:value-type="float" office:value="0.991908650548697">
            <text:p>0.9919086505</text:p>
          </table:table-cell>
          <table:table-cell office:value-type="float" office:value="1.01238319528233">
            <text:p>1.0123831953</text:p>
          </table:table-cell>
          <table:table-cell office:value-type="float" office:value="1.01125615452594">
            <text:p>1.01125615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9472">
            <text:p>9472</text:p>
          </table:table-cell>
          <table:table-cell office:value-type="float" office:value="14224">
            <text:p>14224</text:p>
          </table:table-cell>
          <table:table-cell office:value-type="float" office:value="24272">
            <text:p>24272</text:p>
          </table:table-cell>
          <table:table-cell office:value-type="float" office:value="-159">
            <text:p>-159</text:p>
          </table:table-cell>
          <table:table-cell office:value-type="float" office:value="-58">
            <text:p>-58</text:p>
          </table:table-cell>
          <table:table-cell office:value-type="float" office:value="-249.75">
            <text:p>-249.75</text:p>
          </table:table-cell>
          <table:table-cell office:value-type="float" office:value="-0.0167863175675676">
            <text:p>-0.0167863176</text:p>
          </table:table-cell>
          <table:table-cell office:value-type="float" office:value="-0.00407761529808774">
            <text:p>-0.0040776153</text:p>
          </table:table-cell>
          <table:table-cell office:value-type="float" office:value="-0.0102896341463415">
            <text:p>-0.0102896341</text:p>
          </table:table-cell>
          <table:table-cell office:value-type="float" office:value="0.941800178210173">
            <text:p>0.9418001782</text:p>
          </table:table-cell>
          <table:table-cell office:value-type="float" office:value="0.985760935271871">
            <text:p>0.9857609353</text:p>
          </table:table-cell>
          <table:table-cell office:value-type="float" office:value="0.964193798566701">
            <text:p>0.9641937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602">
            <text:p>602</text:p>
          </table:table-cell>
          <table:table-cell office:value-type="float" office:value="8816">
            <text:p>8816</text:p>
          </table:table-cell>
          <table:table-cell office:value-type="float" office:value="13344">
            <text:p>13344</text:p>
          </table:table-cell>
          <table:table-cell office:value-type="float" office:value="22755">
            <text:p>22755</text:p>
          </table:table-cell>
          <table:table-cell office:value-type="float" office:value="-307">
            <text:p>-307</text:p>
          </table:table-cell>
          <table:table-cell office:value-type="float" office:value="-206">
            <text:p>-206</text:p>
          </table:table-cell>
          <table:table-cell office:value-type="float" office:value="-263.625">
            <text:p>-263.625</text:p>
          </table:table-cell>
          <table:table-cell office:value-type="float" office:value="-0.0348230490018149">
            <text:p>-0.034823049</text:p>
          </table:table-cell>
          <table:table-cell office:value-type="float" office:value="-0.0154376498800959">
            <text:p>-0.0154376499</text:p>
          </table:table-cell>
          <table:table-cell office:value-type="float" office:value="-0.0115853658536585">
            <text:p>-0.0115853659</text:p>
          </table:table-cell>
          <table:table-cell office:value-type="float" office:value="0.880496112187542">
            <text:p>0.8804961122</text:p>
          </table:table-cell>
          <table:table-cell office:value-type="float" office:value="0.946435334645952">
            <text:p>0.9464353346</text:p>
          </table:table-cell>
          <table:table-cell office:value-type="float" office:value="0.959714292088043">
            <text:p>0.9597142921</text:p>
          </table:table-cell>
          <table:table-cell office:value-type="float" office:value="-19.5562180418793">
            <text:p>-19.55621804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8240">
            <text:p>8240</text:p>
          </table:table-cell>
          <table:table-cell office:value-type="float" office:value="13320">
            <text:p>13320</text:p>
          </table:table-cell>
          <table:table-cell office:value-type="float" office:value="23125">
            <text:p>23125</text:p>
          </table:table-cell>
          <table:table-cell office:value-type="float" office:value="-80">
            <text:p>-80</text:p>
          </table:table-cell>
          <table:table-cell office:value-type="float" office:value="-3.75">
            <text:p>-3.75</text:p>
          </table:table-cell>
          <table:table-cell office:value-type="float" office:value="-32.375">
            <text:p>-32.375</text:p>
          </table:table-cell>
          <table:table-cell office:value-type="float" office:value="-0.00970873786407767">
            <text:p>-0.0097087379</text:p>
          </table:table-cell>
          <table:table-cell office:value-type="float" office:value="-0.000281531531531532">
            <text:p>-0.0002815315</text:p>
          </table:table-cell>
          <table:table-cell office:value-type="float" office:value="-0.0014">
            <text:p>-0.0014</text:p>
          </table:table-cell>
          <table:table-cell office:value-type="float" office:value="0.966204166273918">
            <text:p>0.9662041663</text:p>
          </table:table-cell>
          <table:table-cell office:value-type="float" office:value="0.999014794989246">
            <text:p>0.999014795</text:p>
          </table:table-cell>
          <table:table-cell office:value-type="float" office:value="0.9951038416">
            <text:p>0.99510384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623">
            <text:p>623</text:p>
          </table:table-cell>
          <table:table-cell office:value-type="float" office:value="8640">
            <text:p>8640</text:p>
          </table:table-cell>
          <table:table-cell office:value-type="float" office:value="14032">
            <text:p>14032</text:p>
          </table:table-cell>
          <table:table-cell office:value-type="float" office:value="23088">
            <text:p>23088</text:p>
          </table:table-cell>
          <table:table-cell office:value-type="float" office:value="-20">
            <text:p>-20</text:p>
          </table:table-cell>
          <table:table-cell office:value-type="float" office:value="1785.75">
            <text:p>1785.75</text:p>
          </table:table-cell>
          <table:table-cell office:value-type="float" office:value="-143.375">
            <text:p>-143.375</text:p>
          </table:table-cell>
          <table:table-cell office:value-type="float" office:value="-0.00231481481481481">
            <text:p>-0.0023148148</text:p>
          </table:table-cell>
          <table:table-cell office:value-type="float" office:value="0.127262685290764">
            <text:p>0.1272626853</text:p>
          </table:table-cell>
          <table:table-cell office:value-type="float" office:value="-0.0062099358974359">
            <text:p>-0.0062099359</text:p>
          </table:table-cell>
          <table:table-cell office:value-type="float" office:value="0.991908650548697">
            <text:p>0.9919086505</text:p>
          </table:table-cell>
          <table:table-cell office:value-type="float" office:value="1.47716314900981">
            <text:p>1.477163149</text:p>
          </table:table-cell>
          <table:table-cell office:value-type="float" office:value="0.978340808434521">
            <text:p>0.9783408084</text:p>
          </table:table-cell>
          <table:table-cell office:value-type="float" office:value="0">
            <text:p>0</text:p>
          </table:table-cell>
          <table:table-cell office:value-type="float" office:value="5.78624193189112">
            <text:p>5.7862419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8712">
            <text:p>8712</text:p>
          </table:table-cell>
          <table:table-cell office:value-type="float" office:value="13087">
            <text:p>13087</text:p>
          </table:table-cell>
          <table:table-cell office:value-type="float" office:value="21335">
            <text:p>21335</text:p>
          </table:table-cell>
          <table:table-cell office:value-type="float" office:value="343.75">
            <text:p>343.75</text:p>
          </table:table-cell>
          <table:table-cell office:value-type="float" office:value="-301.875">
            <text:p>-301.875</text:p>
          </table:table-cell>
          <table:table-cell office:value-type="float" office:value="-214.625">
            <text:p>-214.625</text:p>
          </table:table-cell>
          <table:table-cell office:value-type="float" office:value="0.0394570707070707">
            <text:p>0.0394570707</text:p>
          </table:table-cell>
          <table:table-cell office:value-type="float" office:value="-0.023066783831283">
            <text:p>-0.0230667838</text:p>
          </table:table-cell>
          <table:table-cell office:value-type="float" office:value="-0.0100597609561753">
            <text:p>-0.010059761</text:p>
          </table:table-cell>
          <table:table-cell office:value-type="float" office:value="1.14115119391516">
            <text:p>1.1411511939</text:p>
          </table:table-cell>
          <table:table-cell office:value-type="float" office:value="0.920309126562495">
            <text:p>0.9203091266</text:p>
          </table:table-cell>
          <table:table-cell office:value-type="float" office:value="0.964989186282757">
            <text:p>0.9649891863</text:p>
          </table:table-cell>
          <table:table-cell office:value-type="float" office:value="17.9114604754673">
            <text:p>17.9114604755</text:p>
          </table:table-cell>
          <table:table-cell office:value-type="float" office:value="-29.7016590525291">
            <text:p>-29.7016590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6648">
            <text:p>6648</text:p>
          </table:table-cell>
          <table:table-cell office:value-type="float" office:value="12010">
            <text:p>12010</text:p>
          </table:table-cell>
          <table:table-cell office:value-type="float" office:value="20417">
            <text:p>20417</text:p>
          </table:table-cell>
          <table:table-cell office:value-type="float" office:value="264.25">
            <text:p>264.25</text:p>
          </table:table-cell>
          <table:table-cell office:value-type="float" office:value="-51.25">
            <text:p>-51.25</text:p>
          </table:table-cell>
          <table:table-cell office:value-type="float" office:value="-87.125">
            <text:p>-87.125</text:p>
          </table:table-cell>
          <table:table-cell office:value-type="float" office:value="0.0397487966305656">
            <text:p>0.0397487966</text:p>
          </table:table-cell>
          <table:table-cell table:number-columns-repeated="2" office:value-type="float" office:value="-0.00426727726894255">
            <text:p>-0.0042672773</text:p>
          </table:table-cell>
          <table:table-cell office:value-type="float" office:value="1.14221752320079">
            <text:p>1.1422175232</text:p>
          </table:table-cell>
          <table:table-cell table:number-columns-repeated="2" office:value-type="float" office:value="0.98510022048307">
            <text:p>0.9851002205</text:p>
          </table:table-cell>
          <table:table-cell office:value-type="float" office:value="17.7825149576623">
            <text:p>17.78251495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9200">
            <text:p>9200</text:p>
          </table:table-cell>
          <table:table-cell office:value-type="float" office:value="18390">
            <text:p>18390</text:p>
          </table:table-cell>
          <table:table-cell office:value-type="float" office:value="38981">
            <text:p>38981</text:p>
          </table:table-cell>
          <table:table-cell office:value-type="float" office:value="-113.125">
            <text:p>-113.125</text:p>
          </table:table-cell>
          <table:table-cell office:value-type="float" office:value="-33.75">
            <text:p>-33.75</text:p>
          </table:table-cell>
          <table:table-cell office:value-type="float" office:value="76.125">
            <text:p>76.125</text:p>
          </table:table-cell>
          <table:table-cell office:value-type="float" office:value="-0.0122961956521739">
            <text:p>-0.0122961957</text:p>
          </table:table-cell>
          <table:table-cell office:value-type="float" office:value="-0.0018352365415987">
            <text:p>-0.0018352365</text:p>
          </table:table-cell>
          <table:table-cell office:value-type="float" office:value="0.00195287447730946">
            <text:p>0.0019528745</text:p>
          </table:table-cell>
          <table:table-cell office:value-type="float" office:value="0.957259660215324">
            <text:p>0.9572596602</text:p>
          </table:table-cell>
          <table:table-cell office:value-type="float" office:value="0.993583273567005">
            <text:p>0.9935832736</text:p>
          </table:table-cell>
          <table:table-cell office:value-type="float" office:value="1.00684253555928">
            <text:p>1.00684253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9840">
            <text:p>9840</text:p>
          </table:table-cell>
          <table:table-cell office:value-type="float" office:value="19065">
            <text:p>19065</text:p>
          </table:table-cell>
          <table:table-cell office:value-type="float" office:value="38036">
            <text:p>38036</text:p>
          </table:table-cell>
          <table:table-cell office:value-type="float" office:value="-195">
            <text:p>-195</text:p>
          </table:table-cell>
          <table:table-cell office:value-type="float" office:value="-377.75">
            <text:p>-377.75</text:p>
          </table:table-cell>
          <table:table-cell office:value-type="float" office:value="-75.875">
            <text:p>-75.875</text:p>
          </table:table-cell>
          <table:table-cell office:value-type="float" office:value="-0.0198170731707317">
            <text:p>-0.0198170732</text:p>
          </table:table-cell>
          <table:table-cell office:value-type="float" office:value="-0.0198137949121427">
            <text:p>-0.0198137949</text:p>
          </table:table-cell>
          <table:table-cell office:value-type="float" office:value="-0.00199482069618256">
            <text:p>-0.0019948207</text:p>
          </table:table-cell>
          <table:table-cell office:value-type="float" office:value="0.931409968024985">
            <text:p>0.931409968</text:p>
          </table:table-cell>
          <table:table-cell office:value-type="float" office:value="0.931421187286389">
            <text:p>0.9314211873</text:p>
          </table:table-cell>
          <table:table-cell office:value-type="float" office:value="0.993025927010197">
            <text:p>0.9930259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4">
            <text:p>4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9390">
            <text:p>9390</text:p>
          </table:table-cell>
          <table:table-cell office:value-type="float" office:value="15278">
            <text:p>15278</text:p>
          </table:table-cell>
          <table:table-cell office:value-type="float" office:value="24857">
            <text:p>24857</text:p>
          </table:table-cell>
          <table:table-cell office:value-type="float" office:value="-392">
            <text:p>-392</text:p>
          </table:table-cell>
          <table:table-cell office:value-type="float" office:value="-626.75">
            <text:p>-626.75</text:p>
          </table:table-cell>
          <table:table-cell office:value-type="float" office:value="-118.125">
            <text:p>-118.125</text:p>
          </table:table-cell>
          <table:table-cell office:value-type="float" office:value="-0.0417465388711395">
            <text:p>-0.0417465389</text:p>
          </table:table-cell>
          <table:table-cell office:value-type="float" office:value="-0.0410230396648776">
            <text:p>-0.0410230397</text:p>
          </table:table-cell>
          <table:table-cell office:value-type="float" office:value="-0.00475218248380738">
            <text:p>-0.0047521825</text:p>
          </table:table-cell>
          <table:table-cell office:value-type="float" office:value="0.857302950026142">
            <text:p>0.85730295</text:p>
          </table:table-cell>
          <table:table-cell office:value-type="float" office:value="0.859717825148287">
            <text:p>0.8597178251</text:p>
          </table:table-cell>
          <table:table-cell office:value-type="float" office:value="0.983411624453859">
            <text:p>0.9834116245</text:p>
          </table:table-cell>
          <table:table-cell office:value-type="float" office:value="-16.2546674768242">
            <text:p>-16.2546674768</text:p>
          </table:table-cell>
          <table:table-cell office:value-type="float" office:value="-16.5475408259038">
            <text:p>-16.5475408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8398">
            <text:p>8398</text:p>
          </table:table-cell>
          <table:table-cell office:value-type="float" office:value="13800">
            <text:p>13800</text:p>
          </table:table-cell>
          <table:table-cell office:value-type="float" office:value="22231">
            <text:p>22231</text:p>
          </table:table-cell>
          <table:table-cell office:value-type="float" office:value="-175.25">
            <text:p>-175.25</text:p>
          </table:table-cell>
          <table:table-cell office:value-type="float" office:value="171.375">
            <text:p>171.375</text:p>
          </table:table-cell>
          <table:table-cell office:value-type="float" office:value="763">
            <text:p>763</text:p>
          </table:table-cell>
          <table:table-cell office:value-type="float" office:value="-0.0208680638247202">
            <text:p>-0.0208680638</text:p>
          </table:table-cell>
          <table:table-cell office:value-type="float" office:value="0.0124184782608696">
            <text:p>0.0124184783</text:p>
          </table:table-cell>
          <table:table-cell office:value-type="float" office:value="0.0343214430300031">
            <text:p>0.034321443</text:p>
          </table:table-cell>
          <table:table-cell office:value-type="float" office:value="0.927815309745553">
            <text:p>0.9278153097</text:p>
          </table:table-cell>
          <table:table-cell office:value-type="float" office:value="1.04376694237358">
            <text:p>1.0437669424</text:p>
          </table:table-cell>
          <table:table-cell office:value-type="float" office:value="1.12243385505027">
            <text:p>1.1224338551</text:p>
          </table:table-cell>
          <table:table-cell office:value-type="float" office:value="-32.8679002735633">
            <text:p>-32.8679002736</text:p>
          </table:table-cell>
          <table:table-cell office:value-type="float" office:value="0">
            <text:p>0</text:p>
          </table:table-cell>
          <table:table-cell office:value-type="float" office:value="20.5403714180616">
            <text:p>20.540371418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624">
            <text:p>624</text:p>
          </table:table-cell>
          <table:table-cell office:value-type="float" office:value="7335">
            <text:p>7335</text:p>
          </table:table-cell>
          <table:table-cell office:value-type="float" office:value="12946">
            <text:p>12946</text:p>
          </table:table-cell>
          <table:table-cell office:value-type="float" office:value="22755">
            <text:p>22755</text:p>
          </table:table-cell>
          <table:table-cell office:value-type="float" office:value="-255.142857142857">
            <text:p>-255.1428571429</text:p>
          </table:table-cell>
          <table:table-cell office:value-type="float" office:value="-2467.5">
            <text:p>-2467.5</text:p>
          </table:table-cell>
          <table:table-cell office:value-type="float" office:value="169.857142857143">
            <text:p>169.8571428571</text:p>
          </table:table-cell>
          <table:table-cell office:value-type="float" office:value="-0.0347843022689648">
            <text:p>-0.0347843023</text:p>
          </table:table-cell>
          <table:table-cell office:value-type="float" office:value="-0.190599412946084">
            <text:p>-0.1905994129</text:p>
          </table:table-cell>
          <table:table-cell office:value-type="float" office:value="0.00746460746460747">
            <text:p>0.0074646075</text:p>
          </table:table-cell>
          <table:table-cell office:value-type="float" office:value="0.880626439519927">
            <text:p>0.8806264395</text:p>
          </table:table-cell>
          <table:table-cell office:value-type="float" office:value="0.404105201670875">
            <text:p>0.4041052017</text:p>
          </table:table-cell>
          <table:table-cell office:value-type="float" office:value="1.02623533804074">
            <text:p>1.026235338</text:p>
          </table:table-cell>
          <table:table-cell office:value-type="float" office:value="-19.5783926458818">
            <text:p>-19.5783926459</text:p>
          </table:table-cell>
          <table:table-cell office:value-type="float" office:value="-3.27789108891153">
            <text:p>-3.27789108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569">
            <text:p>569</text:p>
          </table:table-cell>
          <table:table-cell office:value-type="float" office:value="7008">
            <text:p>7008</text:p>
          </table:table-cell>
          <table:table-cell office:value-type="float" office:value="12162">
            <text:p>12162</text:p>
          </table:table-cell>
          <table:table-cell office:value-type="float" office:value="20217">
            <text:p>20217</text:p>
          </table:table-cell>
          <table:table-cell table:number-columns-repeated="2" office:value-type="float" office:value="0">
            <text:p>0</text:p>
          </table:table-cell>
          <table:table-cell office:value-type="float" office:value="-122.5">
            <text:p>-122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605925706088935">
            <text:p>-0.0060592571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978864560895302">
            <text:p>0.97886456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4">
            <text:p>4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5">
            <text:p>515</text:p>
          </table:table-cell>
          <table:table-cell office:value-type="float" office:value="6336">
            <text:p>6336</text:p>
          </table:table-cell>
          <table:table-cell office:value-type="float" office:value="11182">
            <text:p>11182</text:p>
          </table:table-cell>
          <table:table-cell office:value-type="float" office:value="18093">
            <text:p>18093</text:p>
          </table:table-cell>
          <table:table-cell office:value-type="float" office:value="-395.2">
            <text:p>-395.2</text:p>
          </table:table-cell>
          <table:table-cell office:value-type="float" office:value="-1347.25">
            <text:p>-1347.25</text:p>
          </table:table-cell>
          <table:table-cell office:value-type="float" office:value="156.4">
            <text:p>156.4</text:p>
          </table:table-cell>
          <table:table-cell office:value-type="float" office:value="-0.0623737373737374">
            <text:p>-0.0623737374</text:p>
          </table:table-cell>
          <table:table-cell office:value-type="float" office:value="-0.120483813271329">
            <text:p>-0.1204838133</text:p>
          </table:table-cell>
          <table:table-cell office:value-type="float" office:value="0.00864422704913503">
            <text:p>0.008644227</text:p>
          </table:table-cell>
          <table:table-cell office:value-type="float" office:value="0.789317266095296">
            <text:p>0.7893172661</text:p>
          </table:table-cell>
          <table:table-cell office:value-type="float" office:value="0.606758698100734">
            <text:p>0.6067586981</text:p>
          </table:table-cell>
          <table:table-cell office:value-type="float" office:value="1.03040125108808">
            <text:p>1.0304012511</text:p>
          </table:table-cell>
          <table:table-cell office:value-type="float" office:value="-10.762511554682">
            <text:p>-10.7625115547</text:p>
          </table:table-cell>
          <table:table-cell office:value-type="float" office:value="-5.39904429807047">
            <text:p>-5.3990442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40">
            <text:p>540</text:p>
          </table:table-cell>
          <table:table-cell office:value-type="float" office:value="5763">
            <text:p>5763</text:p>
          </table:table-cell>
          <table:table-cell office:value-type="float" office:value="11166">
            <text:p>11166</text:p>
          </table:table-cell>
          <table:table-cell office:value-type="float" office:value="21169">
            <text:p>21169</text:p>
          </table:table-cell>
          <table:table-cell table:number-columns-repeated="2" office:value-type="float" office:value="0">
            <text:p>0</text:p>
          </table:table-cell>
          <table:table-cell office:value-type="float" office:value="-26.5">
            <text:p>-26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25183050687326">
            <text:p>-0.0012518305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0.995621664701995">
            <text:p>0.99562166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5">
            <text:p>5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592">
            <text:p>592</text:p>
          </table:table-cell>
          <table:table-cell office:value-type="float" office:value="5241">
            <text:p>5241</text:p>
          </table:table-cell>
          <table:table-cell office:value-type="float" office:value="10462">
            <text:p>10462</text:p>
          </table:table-cell>
          <table:table-cell office:value-type="float" office:value="21178">
            <text:p>21178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551">
            <text:p>551</text:p>
          </table:table-cell>
          <table:table-cell office:value-type="float" office:value="4767">
            <text:p>4767</text:p>
          </table:table-cell>
          <table:table-cell office:value-type="float" office:value="9626">
            <text:p>9626</text:p>
          </table:table-cell>
          <table:table-cell office:value-type="float" office:value="21188">
            <text:p>21188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49.25">
            <text:p>149.25</text:p>
          </table:table-cell>
          <table:table-cell office:value-type="float" office:value="7699.25">
            <text:p>7699.25</text:p>
          </table:table-cell>
          <table:table-cell office:value-type="float" office:value="17005.75">
            <text:p>17005.75</text:p>
          </table:table-cell>
          <table:table-cell office:value-type="float" office:value="18.5075">
            <text:p>18.5075</text:p>
          </table:table-cell>
          <table:table-cell table:number-columns-repeated="3" office:value-type="float" office:value="5">
            <text:p>5</text:p>
          </table:table-cell>
          <table:table-cell office:value-type="float" office:value="575">
            <text:p>575</text:p>
          </table:table-cell>
          <table:table-cell office:value-type="float" office:value="838">
            <text:p>838</text:p>
          </table:table-cell>
          <table:table-cell office:value-type="float" office:value="575">
            <text:p>575</text:p>
          </table:table-cell>
          <table:table-cell office:value-type="float" office:value="4025">
            <text:p>4025</text:p>
          </table:table-cell>
          <table:table-cell office:value-type="float" office:value="9051">
            <text:p>9051</text:p>
          </table:table-cell>
          <table:table-cell office:value-type="float" office:value="21197">
            <text:p>21197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38.666666666667">
            <text:p>138.6666666667</text:p>
          </table:table-cell>
          <table:table-cell office:value-type="float" office:value="7717">
            <text:p>7717</text:p>
          </table:table-cell>
          <table:table-cell office:value-type="float" office:value="14261.3333333333">
            <text:p>14261.3333333333</text:p>
          </table:table-cell>
          <table:table-cell office:value-type="float" office:value="19.1933333333333">
            <text:p>19.19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15">
            <text:p>615</text:p>
          </table:table-cell>
          <table:table-cell office:value-type="float" office:value="3364">
            <text:p>3364</text:p>
          </table:table-cell>
          <table:table-cell office:value-type="float" office:value="8537">
            <text:p>8537</text:p>
          </table:table-cell>
          <table:table-cell office:value-type="float" office:value="21207">
            <text:p>21207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2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12" table:number-columns-repeated="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44">
            <text:p>0.44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.4">
            <text:p>10.4</text:p>
          </table:table-cell>
          <table:table-cell office:value-type="float" office:value="13.2">
            <text:p>13.2</text:p>
          </table:table-cell>
          <table:table-cell office:value-type="float" office:value="20.5">
            <text:p>20.5</text:p>
          </table:table-cell>
          <table:table-cell office:value-type="float" office:value="10052">
            <text:p>10052</text:p>
          </table:table-cell>
          <table:table-cell office:value-type="float" office:value="10213">
            <text:p>10213</text:p>
          </table:table-cell>
          <table:table-cell office:value-type="float" office:value="11605">
            <text:p>116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9:41.59</dc:date>
    <dc:creator>Liam Widdess</dc:creator>
    <meta:editing-duration>P2DT3H30M51S</meta:editing-duration>
    <meta:editing-cycles>185</meta:editing-cycles>
    <meta:generator>OpenOffice/4.1.7$Win32 OpenOffice.org_project/417m1$Build-9800</meta:generator>
    <meta:document-statistic meta:table-count="8" meta:cell-count="870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433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87">
                <text:p>988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46">
                <text:p>6846</text:p>
              </table:table-cell>
              <table:table-cell office:value-type="float" office:value="12121">
                <text:p>1212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368">
                <text:p>1036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330">
                <text:p>6330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7012">
                <text:p>7012</text:p>
              </table:table-cell>
              <table:table-cell office:value-type="float" office:value="15074">
                <text:p>1507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510">
                <text:p>7510</text:p>
              </table:table-cell>
              <table:table-cell office:value-type="float" office:value="13522">
                <text:p>1352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5138">
                <text:p>1513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222">
                <text:p>9222</text:p>
              </table:table-cell>
              <table:table-cell office:value-type="float" office:value="17022">
                <text:p>1702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468">
                <text:p>5468</text:p>
              </table:table-cell>
              <table:table-cell office:value-type="float" office:value="9339">
                <text:p>9339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558">
                <text:p>5558</text:p>
              </table:table-cell>
              <table:table-cell office:value-type="float" office:value="9433">
                <text:p>9433</text:p>
              </table:table-cell>
              <table:table-cell office:value-type="float" office:value="15492">
                <text:p>1549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146">
                <text:p>6146</text:p>
              </table:table-cell>
              <table:table-cell office:value-type="float" office:value="10561">
                <text:p>10561</text:p>
              </table:table-cell>
              <table:table-cell office:value-type="float" office:value="16618">
                <text:p>1661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724">
                <text:p>6724</text:p>
              </table:table-cell>
              <table:table-cell office:value-type="float" office:value="11568">
                <text:p>11568</text:p>
              </table:table-cell>
              <table:table-cell office:value-type="float" office:value="16871">
                <text:p>1687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264">
                <text:p>7264</text:p>
              </table:table-cell>
              <table:table-cell office:value-type="float" office:value="11358">
                <text:p>11358</text:p>
              </table:table-cell>
              <table:table-cell office:value-type="float" office:value="16627">
                <text:p>16627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930">
                <text:p>7930</text:p>
              </table:table-cell>
              <table:table-cell office:value-type="float" office:value="11464">
                <text:p>11464</text:p>
              </table:table-cell>
              <table:table-cell office:value-type="float" office:value="16777">
                <text:p>1677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670">
                <text:p>8670</text:p>
              </table:table-cell>
              <table:table-cell office:value-type="float" office:value="11946">
                <text:p>11946</text:p>
              </table:table-cell>
              <table:table-cell office:value-type="float" office:value="18328">
                <text:p>1832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306">
                <text:p>9306</text:p>
              </table:table-cell>
              <table:table-cell office:value-type="float" office:value="12259">
                <text:p>12259</text:p>
              </table:table-cell>
              <table:table-cell office:value-type="float" office:value="18965">
                <text:p>1896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18">
                <text:p>9018</text:p>
              </table:table-cell>
              <table:table-cell office:value-type="float" office:value="12086">
                <text:p>12086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911">
                <text:p>8911</text:p>
              </table:table-cell>
              <table:table-cell office:value-type="float" office:value="12266">
                <text:p>12266</text:p>
              </table:table-cell>
              <table:table-cell office:value-type="float" office:value="19203">
                <text:p>1920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539">
                <text:p>9539</text:p>
              </table:table-cell>
              <table:table-cell office:value-type="float" office:value="13636">
                <text:p>13636</text:p>
              </table:table-cell>
              <table:table-cell office:value-type="float" office:value="19284">
                <text:p>1928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330">
                <text:p>13330</text:p>
              </table:table-cell>
              <table:table-cell office:value-type="float" office:value="18386">
                <text:p>1838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154">
                <text:p>13154</text:p>
              </table:table-cell>
              <table:table-cell office:value-type="float" office:value="18877">
                <text:p>1887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786">
                <text:p>13786</text:p>
              </table:table-cell>
              <table:table-cell office:value-type="float" office:value="19640">
                <text:p>19640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076">
                <text:p>10076</text:p>
              </table:table-cell>
              <table:table-cell office:value-type="float" office:value="13921">
                <text:p>13921</text:p>
              </table:table-cell>
              <table:table-cell office:value-type="float" office:value="20070">
                <text:p>2007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472">
                <text:p>13472</text:p>
              </table:table-cell>
              <table:table-cell office:value-type="float" office:value="19632">
                <text:p>1963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601">
                <text:p>13601</text:p>
              </table:table-cell>
              <table:table-cell office:value-type="float" office:value="21503">
                <text:p>2150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63">
                <text:p>10063</text:p>
              </table:table-cell>
              <table:table-cell office:value-type="float" office:value="13952">
                <text:p>13952</text:p>
              </table:table-cell>
              <table:table-cell office:value-type="float" office:value="21785">
                <text:p>2178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308">
                <text:p>14308</text:p>
              </table:table-cell>
              <table:table-cell office:value-type="float" office:value="20988">
                <text:p>2098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202">
                <text:p>14202</text:p>
              </table:table-cell>
              <table:table-cell office:value-type="float" office:value="21978">
                <text:p>2197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4792">
                <text:p>14792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110">
                <text:p>10110</text:p>
              </table:table-cell>
              <table:table-cell office:value-type="float" office:value="15124">
                <text:p>15124</text:p>
              </table:table-cell>
              <table:table-cell office:value-type="float" office:value="26047">
                <text:p>2604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89">
                <text:p>10789</text:p>
              </table:table-cell>
              <table:table-cell office:value-type="float" office:value="16358">
                <text:p>16358</text:p>
              </table:table-cell>
              <table:table-cell office:value-type="float" office:value="28005">
                <text:p>2800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7210">
                <text:p>17210</text:p>
              </table:table-cell>
              <table:table-cell office:value-type="float" office:value="29330">
                <text:p>29330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734">
                <text:p>17734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389">
                <text:p>11389</text:p>
              </table:table-cell>
              <table:table-cell office:value-type="float" office:value="18748">
                <text:p>18748</text:p>
              </table:table-cell>
              <table:table-cell office:value-type="float" office:value="32327">
                <text:p>3232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373">
                <text:p>19373</text:p>
              </table:table-cell>
              <table:table-cell office:value-type="float" office:value="33369">
                <text:p>3336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246">
                <text:p>20246</text:p>
              </table:table-cell>
              <table:table-cell office:value-type="float" office:value="35185">
                <text:p>3518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715">
                <text:p>21715</text:p>
              </table:table-cell>
              <table:table-cell office:value-type="float" office:value="35310">
                <text:p>3531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668">
                <text:p>22668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932">
                <text:p>22932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080">
                <text:p>22080</text:p>
              </table:table-cell>
              <table:table-cell office:value-type="float" office:value="33743">
                <text:p>337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808">
                <text:p>21808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273">
                <text:p>22273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846">
                <text:p>22846</text:p>
              </table:table-cell>
              <table:table-cell office:value-type="float" office:value="31963">
                <text:p>3196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595">
                <text:p>16595</text:p>
              </table:table-cell>
              <table:table-cell office:value-type="float" office:value="23578">
                <text:p>23578</text:p>
              </table:table-cell>
              <table:table-cell office:value-type="float" office:value="34466">
                <text:p>344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6090">
                <text:p>16090</text:p>
              </table:table-cell>
              <table:table-cell office:value-type="float" office:value="24125">
                <text:p>24125</text:p>
              </table:table-cell>
              <table:table-cell office:value-type="float" office:value="34343">
                <text:p>3434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484">
                <text:p>16484</text:p>
              </table:table-cell>
              <table:table-cell office:value-type="float" office:value="22485">
                <text:p>22485</text:p>
              </table:table-cell>
              <table:table-cell office:value-type="float" office:value="32351">
                <text:p>3235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60">
                <text:p>16660</text:p>
              </table:table-cell>
              <table:table-cell office:value-type="float" office:value="22168">
                <text:p>22168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138">
                <text:p>15138</text:p>
              </table:table-cell>
              <table:table-cell office:value-type="float" office:value="21152">
                <text:p>21152</text:p>
              </table:table-cell>
              <table:table-cell office:value-type="float" office:value="33210">
                <text:p>3321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2361">
                <text:p>12361</text:p>
              </table:table-cell>
              <table:table-cell office:value-type="float" office:value="20464">
                <text:p>20464</text:p>
              </table:table-cell>
              <table:table-cell office:value-type="float" office:value="33670">
                <text:p>3367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0296">
                <text:p>10296</text:p>
              </table:table-cell>
              <table:table-cell office:value-type="float" office:value="18652">
                <text:p>18652</text:p>
              </table:table-cell>
              <table:table-cell office:value-type="float" office:value="31276">
                <text:p>3127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0777">
                <text:p>10777</text:p>
              </table:table-cell>
              <table:table-cell office:value-type="float" office:value="19275">
                <text:p>19275</text:p>
              </table:table-cell>
              <table:table-cell office:value-type="float" office:value="30487">
                <text:p>304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661">
                <text:p>11661</text:p>
              </table:table-cell>
              <table:table-cell office:value-type="float" office:value="18986">
                <text:p>18986</text:p>
              </table:table-cell>
              <table:table-cell office:value-type="float" office:value="32323">
                <text:p>3232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1154">
                <text:p>11154</text:p>
              </table:table-cell>
              <table:table-cell office:value-type="float" office:value="18662">
                <text:p>18662</text:p>
              </table:table-cell>
              <table:table-cell office:value-type="float" office:value="32947">
                <text:p>3294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9728">
                <text:p>9728</text:p>
              </table:table-cell>
              <table:table-cell office:value-type="float" office:value="16932">
                <text:p>16932</text:p>
              </table:table-cell>
              <table:table-cell office:value-type="float" office:value="30002">
                <text:p>3000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9968">
                <text:p>9968</text:p>
              </table:table-cell>
              <table:table-cell office:value-type="float" office:value="16710">
                <text:p>16710</text:p>
              </table:table-cell>
              <table:table-cell office:value-type="float" office:value="29342">
                <text:p>2934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9152">
                <text:p>9152</text:p>
              </table:table-cell>
              <table:table-cell office:value-type="float" office:value="15636">
                <text:p>15636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8752">
                <text:p>8752</text:p>
              </table:table-cell>
              <table:table-cell office:value-type="float" office:value="14687">
                <text:p>14687</text:p>
              </table:table-cell>
              <table:table-cell office:value-type="float" office:value="21070">
                <text:p>2107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9728">
                <text:p>9728</text:p>
              </table:table-cell>
              <table:table-cell office:value-type="float" office:value="13824">
                <text:p>13824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9968">
                <text:p>9968</text:p>
              </table:table-cell>
              <table:table-cell office:value-type="float" office:value="14333">
                <text:p>14333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9152">
                <text:p>9152</text:p>
              </table:table-cell>
              <table:table-cell office:value-type="float" office:value="13728">
                <text:p>13728</text:p>
              </table:table-cell>
              <table:table-cell office:value-type="float" office:value="22274">
                <text:p>2227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8752">
                <text:p>8752</text:p>
              </table:table-cell>
              <table:table-cell office:value-type="float" office:value="13824">
                <text:p>13824</text:p>
              </table:table-cell>
              <table:table-cell office:value-type="float" office:value="22496">
                <text:p>2249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9968">
                <text:p>9968</text:p>
              </table:table-cell>
              <table:table-cell office:value-type="float" office:value="14234">
                <text:p>14234</text:p>
              </table:table-cell>
              <table:table-cell office:value-type="float" office:value="23051">
                <text:p>2305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9104">
                <text:p>9104</text:p>
              </table:table-cell>
              <table:table-cell office:value-type="float" office:value="13755">
                <text:p>13755</text:p>
              </table:table-cell>
              <table:table-cell office:value-type="float" office:value="22960">
                <text:p>22960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8240">
                <text:p>8240</text:p>
              </table:table-cell>
              <table:table-cell office:value-type="float" office:value="13155">
                <text:p>13155</text:p>
              </table:table-cell>
              <table:table-cell office:value-type="float" office:value="21525">
                <text:p>2152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8640">
                <text:p>8640</text:p>
              </table:table-cell>
              <table:table-cell office:value-type="float" office:value="14160">
                <text:p>14160</text:p>
              </table:table-cell>
              <table:table-cell office:value-type="float" office:value="23051">
                <text:p>2305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9472">
                <text:p>9472</text:p>
              </table:table-cell>
              <table:table-cell office:value-type="float" office:value="14224">
                <text:p>14224</text:p>
              </table:table-cell>
              <table:table-cell office:value-type="float" office:value="24272">
                <text:p>242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8816">
                <text:p>8816</text:p>
              </table:table-cell>
              <table:table-cell office:value-type="float" office:value="13344">
                <text:p>13344</text:p>
              </table:table-cell>
              <table:table-cell office:value-type="float" office:value="22755">
                <text:p>2275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8240">
                <text:p>8240</text:p>
              </table:table-cell>
              <table:table-cell office:value-type="float" office:value="13320">
                <text:p>13320</text:p>
              </table:table-cell>
              <table:table-cell office:value-type="float" office:value="23125">
                <text:p>2312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8640">
                <text:p>8640</text:p>
              </table:table-cell>
              <table:table-cell office:value-type="float" office:value="14032">
                <text:p>14032</text:p>
              </table:table-cell>
              <table:table-cell office:value-type="float" office:value="23088">
                <text:p>2308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8712">
                <text:p>8712</text:p>
              </table:table-cell>
              <table:table-cell office:value-type="float" office:value="13087">
                <text:p>13087</text:p>
              </table:table-cell>
              <table:table-cell office:value-type="float" office:value="21335">
                <text:p>2133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6648">
                <text:p>6648</text:p>
              </table:table-cell>
              <table:table-cell office:value-type="float" office:value="12010">
                <text:p>12010</text:p>
              </table:table-cell>
              <table:table-cell office:value-type="float" office:value="20417">
                <text:p>2041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9200">
                <text:p>9200</text:p>
              </table:table-cell>
              <table:table-cell office:value-type="float" office:value="18390">
                <text:p>18390</text:p>
              </table:table-cell>
              <table:table-cell office:value-type="float" office:value="38981">
                <text:p>38981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9840">
                <text:p>9840</text:p>
              </table:table-cell>
              <table:table-cell office:value-type="float" office:value="19065">
                <text:p>19065</text:p>
              </table:table-cell>
              <table:table-cell office:value-type="float" office:value="38036">
                <text:p>3803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9390">
                <text:p>9390</text:p>
              </table:table-cell>
              <table:table-cell office:value-type="float" office:value="15278">
                <text:p>15278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8398">
                <text:p>8398</text:p>
              </table:table-cell>
              <table:table-cell office:value-type="float" office:value="13800">
                <text:p>13800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335">
                <text:p>7335</text:p>
              </table:table-cell>
              <table:table-cell office:value-type="float" office:value="12946">
                <text:p>12946</text:p>
              </table:table-cell>
              <table:table-cell office:value-type="float" office:value="22755">
                <text:p>2275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008">
                <text:p>7008</text:p>
              </table:table-cell>
              <table:table-cell office:value-type="float" office:value="12162">
                <text:p>12162</text:p>
              </table:table-cell>
              <table:table-cell office:value-type="float" office:value="20217">
                <text:p>2021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336">
                <text:p>6336</text:p>
              </table:table-cell>
              <table:table-cell office:value-type="float" office:value="11182">
                <text:p>11182</text:p>
              </table:table-cell>
              <table:table-cell office:value-type="float" office:value="18093">
                <text:p>1809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763">
                <text:p>5763</text:p>
              </table:table-cell>
              <table:table-cell office:value-type="float" office:value="11166">
                <text:p>11166</text:p>
              </table:table-cell>
              <table:table-cell office:value-type="float" office:value="21169">
                <text:p>2116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241">
                <text:p>5241</text:p>
              </table:table-cell>
              <table:table-cell office:value-type="float" office:value="10462">
                <text:p>10462</text:p>
              </table:table-cell>
              <table:table-cell office:value-type="float" office:value="21178">
                <text:p>2117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4767">
                <text:p>4767</text:p>
              </table:table-cell>
              <table:table-cell office:value-type="float" office:value="9626">
                <text:p>9626</text:p>
              </table:table-cell>
              <table:table-cell office:value-type="float" office:value="21188">
                <text:p>2118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025">
                <text:p>4025</text:p>
              </table:table-cell>
              <table:table-cell office:value-type="float" office:value="9051">
                <text:p>9051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3364">
                <text:p>3364</text:p>
              </table:table-cell>
              <table:table-cell office:value-type="float" office:value="8537">
                <text:p>8537</text:p>
              </table:table-cell>
              <table:table-cell office:value-type="float" office:value="21207">
                <text:p>21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66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99.25">
                <text:p>7699.2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717">
                <text:p>7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6cm" svg:y="1.404cm" svg:width="31.55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5075">
                <text:p>18.507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9.1933333333333">
                <text:p>19.19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4cm" svg:y="1.352cm" svg:width="32.01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575890514112">
                <text:p>1.1757589051411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4085324651781">
                <text:p>1.1408532465178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2710420575559">
                <text:p>1.3271042057555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6216657335337">
                <text:p>1.2621665733533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916895807809">
                <text:p>1.1591689580780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955877021019">
                <text:p>1.0895587702101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8295372537103">
                <text:p>1.1829537253710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1743269917824">
                <text:p>1.2174326991782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972071153486">
                <text:p>1.2197207115348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481271995235">
                <text:p>1.2948127199523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920350464789">
                <text:p>1.2892035046478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803860485817">
                <text:p>1.280386048581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325591180627">
                <text:p>1.05325591180627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62127567218">
                <text:p>1.066212756721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931990122066">
                <text:p>1.0893199012206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403276921855">
                <text:p>1.1140327692185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879496106137">
                <text:p>1.0687949610613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443118844063">
                <text:p>1.0544311884406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3730942123549">
                <text:p>1.0373094212354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616829668314">
                <text:p>1.0261682966831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80585818546">
                <text:p>1.048058581854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7683232467506">
                <text:p>1.0768323246750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1745924780861">
                <text:p>1.0174592478086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464567447638">
                <text:p>1.0346456744763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5019084568991">
                <text:p>1.0501908456899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76556616999">
                <text:p>1.057655661699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825091205322">
                <text:p>1.0482509120532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743710798957">
                <text:p>1.0674371079895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026072632079">
                <text:p>1.1302607263207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7441799235506">
                <text:p>1.17441799235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08045021538">
                <text:p>1.1930804502153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685329918959">
                <text:p>1.1968532991895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5144885881857">
                <text:p>1.1514488588185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0991264873672">
                <text:p>1.1099126487367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063885138728">
                <text:p>1.1506388513872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079265995758">
                <text:p>1.1907926599575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353510703783">
                <text:p>1.1635351070378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28300181024">
                <text:p>1.102830018102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5057833215743">
                <text:p>1.0505783321574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1689070068821">
                <text:p>0.99168907006882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3173869017726">
                <text:p>0.98317386901772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5445747445654">
                <text:p>0.97544574744565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1441673831159">
                <text:p>0.98144167383115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450675370184">
                <text:p>1.0145067537018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02974581550109">
                <text:p>0.90297458155010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78554194833222">
                <text:p>0.97855419483322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8141720480962">
                <text:p>0.98814172048096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2838608123665">
                <text:p>0.98283860812366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8696472763194">
                <text:p>0.9869647276319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857778157762417">
                <text:p>0.85777815776241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808853394002096">
                <text:p>0.80885339400209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47812315708429">
                <text:p>0.94781231570842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19824517123045">
                <text:p>0.91982451712304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859861222940375">
                <text:p>0.85986122294037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07303380591074">
                <text:p>0.80730338059107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86932654453475">
                <text:p>0.98693265445347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655899151056051">
                <text:p>0.65589915105605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3206386990017">
                <text:p>1.0320638699001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765602271521294">
                <text:p>0.76560227152129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4066670455442">
                <text:p>0.81406667045544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5913328977279">
                <text:p>0.9659133289772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3467637610515">
                <text:p>1.0346763761051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77656787191889">
                <text:p>0.97765678719188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4166960288846">
                <text:p>0.97416696028884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01238319528233">
                <text:p>1.0123831952823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5760935271871">
                <text:p>0.9857609352718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46435334645952">
                <text:p>0.94643533464595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99014794989246">
                <text:p>0.99901479498924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.47716314900981">
                <text:p>1.4771631490098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20309126562495">
                <text:p>0.92030912656249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510022048307">
                <text:p>0.9851002204830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3583273567005">
                <text:p>0.99358327356700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31421187286389">
                <text:p>0.93142118728638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59717825148287">
                <text:p>0.85971782514828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.04376694237358">
                <text:p>1.0437669423735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404105201670875">
                <text:p>0.40410520167087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606758698100734">
                <text:p>0.60675869810073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74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005.75">
                <text:p>17005.7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4261.3333333333">
                <text:p>14261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